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784in" fo:margin-left="-0.075in" fo:margin-top="0in" fo:margin-bottom="0in" table:align="left" style:writing-mode="lr-tb"/>
    </style:style>
    <style:style style:name="Table1.A" style:family="table-column">
      <style:table-column-properties style:column-width="1.7097in"/>
    </style:style>
    <style:style style:name="Table1.B" style:family="table-column">
      <style:table-column-properties style:column-width="0.7715in"/>
    </style:style>
    <style:style style:name="Table1.C" style:family="table-column">
      <style:table-column-properties style:column-width="0.7861in"/>
    </style:style>
    <style:style style:name="Table1.D" style:family="table-column">
      <style:table-column-properties style:column-width="0.9181in"/>
    </style:style>
    <style:style style:name="Table1.E" style:family="table-column">
      <style:table-column-properties style:column-width="0.598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2375in" fo:margin-left="-0.075in" fo:margin-top="0in" fo:margin-bottom="0in" table:align="left" style:writing-mode="lr-tb"/>
    </style:style>
    <style:style style:name="Table2.A" style:family="table-column">
      <style:table-column-properties style:column-width="1.0646in"/>
    </style:style>
    <style:style style:name="Table2.B" style:family="table-column">
      <style:table-column-properties style:column-width="1.17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5014in" fo:margin-left="-0.075in" fo:margin-top="0in" fo:margin-bottom="0in" table:align="left" style:writing-mode="lr-tb"/>
    </style:style>
    <style:style style:name="Table3.A" style:family="table-column">
      <style:table-column-properties style:column-width="1.3681in"/>
    </style:style>
    <style:style style:name="Table3.B" style:family="table-column">
      <style:table-column-properties style:column-width="2.132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Text_20_body">
      <style:paragraph-properties fo:margin-left="0in" fo:margin-right="0in" fo:text-indent="0in" style:auto-text-indent="false"/>
    </style:style>
    <style:style style:name="P9" style:family="paragraph" style:parent-style-name="Heading_20_1"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p text:style-name="P2"><text:span text:style-name="T6">SPELLS (T-Z)</text:span></text:p>
      <text:p text:style-name="P3"/>
      <text:p text:style-name="P2"><text:span text:style-name="T7">Telekinesis</text:span></text:p>
      <text:p text:style-name="P2"><text:span text:style-name="T8">Transmutation</text:span></text:p>
      <text:p text:style-name="P2"><text:span text:style-name="T9">Level:</text:span><text:span text:style-name="T8"> Sor/Wiz 5</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Long (400 ft. + 40 ft./level)</text:span></text:p>
      <text:p text:style-name="P2"><text:span text:style-name="T9">Target or Targets:</text:span><text:span text:style-name="T8"> See text</text:span></text:p>
      <text:p text:style-name="P2"><text:span text:style-name="T9">Duration:</text:span><text:span text:style-name="T8"> Concentration (up to 1 round/ level) or instantaneous; see text</text:span></text:p>
      <text:p text:style-name="P2"><text:span text:style-name="T9">Saving Throw: </text:span><text:span text:style-name="T8">Will negates (object) or None; see text</text:span></text:p>
      <text:p text:style-name="P2"><text:span text:style-name="T9">Spell Resistance:</text:span><text:span text:style-name="T8"> Yes (object); see text</text:span></text:p>
      <text:p text:style-name="P2"><text:span text:style-name="T8">You move objects or creatures by concentrating on them. Depending on the version selected, the spell can provide a gentle, sustained force, perform a variety of combat maneuvers, or exert a single short, violent thrust.</text:span></text:p>
      <text:p text:style-name="P2"><text:span text:style-name="T10">Sustained Force: </text:span><text:span text:style-name="T8">A sustained force moves an object weighing no more than 25 pounds per caster level (maximum 375 pounds at 15th level) up to 20 feet per round. A creature can negate the effect on an object it possesses with a successful Will save or with spell resistance.</text:span></text:p>
      <text:p text:style-name="P2"><text:span text:style-name="T8">This version of the spell can last 1 round per caster level, but it ends if you cease concentration. The weight can be moved vertically, horizontally, or in both directions. An object cannot be moved beyond your range. The spell ends if the object is forced beyond the range. If you cease concentration for any reason, the object falls or stops.</text:span></text:p>
      <text:p text:style-name="P2"><text:span text:style-name="T8">An object can be telekinetically manipulated as if with one hand. For example, a lever or rope can be pulled, a key can be turned, an object rotated, and so on, if the force required is within the weight limitation. You might even be able to untie simple knots, though delicate activities such as these require Intelligence checks.</text:span></text:p>
      <text:p text:style-name="P2"><text:span text:style-name="T10">Combat Maneuver: </text:span><text:span text:style-name="T8">Alternatively, once per round, you can use </text:span><text:span text:style-name="T10">telekinesis </text:span><text:span text:style-name="T8">to perform a bull rush, disarm, grapple (including pin), or trip. Resolve these attempts as normal, except that they don’t provoke attacks of opportunity, you use your caster level in place of your base attack bonus (for disarm and grapple), you use your Intelligence modifier (if a wizard) or Charisma modifier (if a sorcerer) in place of your Strength or Dexterity modifier, and a failed attempt doesn’t allow a reactive attempt by the target (such as for disarm or trip). No save is allowed against these attempts, but spell resistance applies normally. This version of the spell can last 1 round per caster level, but it ends if you cease concentration.</text:span></text:p>
      <text:p text:style-name="P2"><text:span text:style-name="T10">Violent Thrust: </text:span><text:span text:style-name="T8">Alternatively, the spell energy can be spent in a single round. You can hurl one object or creature per caster level (maximum 15) that are within range and all within 10 feet of each other toward any target within 10 feet per level of all the objects. You can hurl up to a total weight of 25 pounds per caster level (maximum 375 pounds at 15th level).</text:span></text:p>
      <text:p text:style-name="P2"><text:span text:style-name="T8">You must succeed on attack rolls (one per creature or object thrown) to hit the target with the items, using your base attack bonus + your Intelligence modifier (if a wizard) or Charisma modifier (if a sorcerer). Weapons cause standard damage (with no Strength bonus; note that arrows or bolts deal damage as daggers of their size when used in this manner). Other objects cause damage ranging from 1 point per 25 pounds (for less dangerous objects) to 1d6 points of damage per 25 pounds (for hard, dense objects).</text:span></text:p>
      <text:p text:style-name="P2"><text:soft-page-break/><text:span text:style-name="T8">Creatures who fall within the weight capacity of the spell can be hurled, but they are allowed Will saves (and spell resistance) to negate the effect, as are those whose held possessions are targeted by the spell. If a telekinesed creature is hurled against a solid surface, it takes damage as if it had fallen 10 feet (1d6 points).</text:span></text:p>
      <text:p text:style-name="P4"/>
      <text:p text:style-name="P2"><text:span text:style-name="T7">Telekinetic Sphere</text:span></text:p>
      <text:p text:style-name="P2"><text:span text:style-name="T8">Evocation [Force]</text:span></text:p>
      <text:p text:style-name="P2"><text:span text:style-name="T9">Level:</text:span><text:span text:style-name="T8"> Sor/Wiz 8</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Effect:</text:span><text:span text:style-name="T8"> 1-ft.-diameter/level sphere, centered around creatures or objects</text:span></text:p>
      <text:p text:style-name="P2"><text:span text:style-name="T9">Duration:</text:span><text:span text:style-name="T8"> 1 min./level (D)</text:span></text:p>
      <text:p text:style-name="P2"><text:span text:style-name="T9">Saving Throw:</text:span><text:span text:style-name="T8"> Reflex negates (object)</text:span></text:p>
      <text:p text:style-name="P2"><text:span text:style-name="T9">Spell Resistance:</text:span><text:span text:style-name="T8"> Yes (object)</text:span></text:p>
      <text:p text:style-name="P2"><text:span text:style-name="T8">This spell functions like </text:span><text:span text:style-name="T10">resilient sphere, </text:span><text:span text:style-name="T8">with the addition that the creatures or objects inside the globe are nearly weightless. Anything contained within an </text:span><text:span text:style-name="T10">telekinetic sphere </text:span><text:span text:style-name="T8">weighs only one-sixteenth of its normal weight. You can telekinetically lift anything in the sphere that normally weighs 5,000 pounds or less. The telekinetic control extends from you out to medium range (100 feet + 10 feet per caster level) after the sphere has succeeded in encapsulating its contents.</text:span></text:p>
      <text:p text:style-name="P2"><text:span text:style-name="T8">You can move objects or creatures in the sphere that weigh a total of 5,000 pounds or less by concentrating on the sphere. You can begin moving a sphere in the round after casting the spell. If you concentrate on doing so (a standard action), you can move the sphere as much as 30 feet in a round. If you cease concentrating, the sphere does not move in that round (if on a level surface) or descends at its falling rate (if aloft) until it reaches a level surface, or the spell’s duration expires, or you begin concentrating again. If you cease concentrating (voluntarily or due to failing a Concentration check), you can resume concentrating on your next turn or any later turn during the spell’s duration.</text:span></text:p>
      <text:p text:style-name="P2"><text:span text:style-name="T8">The sphere falls at a rate of only 60 feet per round, which is not fast enough to cause damage to the contents of the sphere.</text:span></text:p>
      <text:p text:style-name="P2"><text:span text:style-name="T8">You can move the sphere telekinetically even if you are in it.</text:span></text:p>
      <text:p text:style-name="P2"><text:span text:style-name="T10">Material Component: </text:span><text:span text:style-name="T8">A hemispherical piece of clear crystal, a matching hemispherical piece of gum arabic, and a pair of small bar magnets.</text:span></text:p>
      <text:p text:style-name="P3"/>
      <text:p text:style-name="P2"><text:span text:style-name="T7">Telepathic Bond</text:span></text:p>
      <text:p text:style-name="P2"><text:span text:style-name="T8">Divination</text:span></text:p>
      <text:p text:style-name="P2"><text:span text:style-name="T9">Level:</text:span><text:span text:style-name="T8"> Sor/Wiz 5</text:span></text:p>
      <text:p text:style-name="P2"><text:soft-page-break/><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Targets:</text:span><text:span text:style-name="T8"> You plus one willing creature per three levels, no two of which can be more than 30 ft. apart</text:span></text:p>
      <text:p text:style-name="P2"><text:span text:style-name="T9">Duration:</text:span><text:span text:style-name="T8"> 10 min./level (D)</text:span></text:p>
      <text:p text:style-name="P2"><text:span text:style-name="T9">Saving Throw:</text:span><text:span text:style-name="T8"> None</text:span></text:p>
      <text:p text:style-name="P2"><text:span text:style-name="T9">Spell Resistance:</text:span><text:span text:style-name="T8"> No</text:span></text:p>
      <text:p text:style-name="P2"><text:span text:style-name="T8">You forge a telepathic bond among yourself and a number of willing creatures, each of which must have an Intelligence score of 3 or higher. Each creature included in the link is linked to all the others. The creatures can communicate telepathically through the bond regardless of language. No special power or influence is established as a result of the bond. Once the bond is formed, it works over any distance (although not from one plane to another).</text:span></text:p>
      <text:p text:style-name="P2"><text:span text:style-name="T8">If desired, you may leave yourself out of the telepathic bond forged. This decision must be made at the time of casting.</text:span></text:p>
      <text:p text:style-name="P2"><text:span text:style-name="T10">Telepathic bond </text:span><text:span text:style-name="T8">can be made permanent with a </text:span><text:span text:style-name="T10">permanency </text:span><text:span text:style-name="T8">spell, though it only bonds two creatures per casting of </text:span><text:span text:style-name="T10">permanency</text:span><text:span text:style-name="T8">.</text:span></text:p>
      <text:p text:style-name="P2"><text:span text:style-name="T10">Material Component: </text:span><text:span text:style-name="T8">Pieces of eggshell from two different kinds of creatures.</text:span></text:p>
      <text:p text:style-name="P4"/>
      <text:p text:style-name="P2"><text:span text:style-name="T7">Teleport</text:span></text:p>
      <text:p text:style-name="P2"><text:span text:style-name="T8">Conjuration (Teleportation)</text:span></text:p>
      <text:p text:style-name="P2"><text:span text:style-name="T9">Level:</text:span><text:span text:style-name="T8"> Sor/Wiz 5, Travel 5</text:span></text:p>
      <text:p text:style-name="P2"><text:span text:style-name="T9">Components:</text:span><text:span text:style-name="T8"> V</text:span></text:p>
      <text:p text:style-name="P2"><text:span text:style-name="T9">Casting Time:</text:span><text:span text:style-name="T8"> 1 standard action</text:span></text:p>
      <text:p text:style-name="P2"><text:span text:style-name="T9">Range:</text:span><text:span text:style-name="T8"> Personal and touch</text:span></text:p>
      <text:p text:style-name="P2"><text:span text:style-name="T9">Target:</text:span><text:span text:style-name="T8"> You and touched objects or other touched willing creatures</text:span></text:p>
      <text:p text:style-name="P2"><text:span text:style-name="T9">Duration:</text:span><text:span text:style-name="T8"> Instantaneous</text:span></text:p>
      <text:p text:style-name="P2"><text:span text:style-name="T9">Saving Throw:</text:span><text:span text:style-name="T8"> None and Will negates (object)</text:span></text:p>
      <text:p text:style-name="P2"><text:soft-page-break/><text:span text:style-name="T9">Spell Resistance:</text:span><text:span text:style-name="T8"> No and Yes (object)</text:span></text:p>
      <text:p text:style-name="P2"><text:span text:style-name="T8">This spell instantly transports you to a designated destination, which may be as distant as 100 miles per caster level. Interplanar travel is not possible. You can bring along objects as long as their weight doesn’t exceed your maximum load. You may also bring one additional willing Medium or smaller creature (carrying gear or objects up to its maximum load) or its equivalent (see below) per three caster levels. A Large creature counts as two Medium creatures, a Huge creature counts as two Large creatures, and so forth. All creatures to be transported must be in contact with one another, and at least one of those creatures must be in contact with you. As with all spells where the range is personal and the target is you, you need not make a saving throw, nor is spell resistance applicable to you. Only objects held or in use (attended) by another person receive saving throws and spell resistance.</text:span></text:p>
      <text:p text:style-name="P2"><text:span text:style-name="T8">You must have some clear idea of the location and layout of the destination. The clearer your mental image, the more likely the teleportation works. Areas of strong physical or magical energy may make teleportation more hazardous or even impossible.</text:span></text:p>
      <text:p text:style-name="P2"><text:span text:style-name="T8">To see how well the teleportation works, roll d% and consult the Teleport table. Refer to the following information for definitions of the terms on the table.</text:span></text:p>
      <text:p text:style-name="P2"><text:span text:style-name="T10">Familiarity: </text:span><text:span text:style-name="T8">“Very familiar” is a place where you have been very often and where you feel at home. “Studied carefully” is a place you know well, either because you can currently see it, you’ve been there often, or you have used other means (such as </text:span><text:span text:style-name="T10">scrying</text:span><text:span text:style-name="T8">) to study the place for at least one hour. “Seen casually” is a place that you have seen more than once but with which you are not very familiar. “Viewed once” is a place that you have seen once, possibly using magic. </text:span></text:p>
      <text:p text:style-name="P2"><text:span text:style-name="T8">“False destination” is a place that does not truly exist or if you are teleporting to an otherwise familiar location that no longer exists as such or has been so completely altered as to no longer be familiar to you. When traveling to a false destination, roll 1d20+80 to obtain results on the table, rather than rolling d%, since there is no real destination for you to hope to arrive at or even be off target from.</text:span></text:p>
      <text:p text:style-name="P2"><text:span text:style-name="T10">On Target: </text:span><text:span text:style-name="T8">You appear where you want to be.</text:span></text:p>
      <text:p text:style-name="P2"><text:span text:style-name="T10">Off Target: </text:span><text:span text:style-name="T8">You appear safely a random distance away from the destination in a random direction. Distance off target is 1d10x1d10% of the distance that was to be traveled. The direction off target is determined randomly</text:span></text:p>
      <text:p text:style-name="P2"><text:span text:style-name="T10">Similar Area: </text:span><text:span text:style-name="T8">You wind up in an area that’s visually or thematically similar to the target area.</text:span></text:p>
      <text:p text:style-name="P2"><text:span text:style-name="T8">Generally, you appear in the closest similar place within range. If no such area exists within the spell’s range, the spell simply fails instead.</text:span></text:p>
      <text:p text:style-name="P2"><text:span text:style-name="T10">Mishap: </text:span><text:span text:style-name="T8">You and anyone else teleporting with you have gotten “scrambled.” You each take 1d10 points of damage, and you reroll on the chart to see where you wind up. For these rerolls, roll 1d20+80. Each time “Mishap” comes up, the characters take more damage and must reroll.</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text:span text:style-name="T3">Familiarity</text:span></text:p>
          </table:table-cell>
          <table:table-cell table:style-name="Table1.A1" office:value-type="string">
            <text:p text:style-name="P7"><text:span text:style-name="T3">On Target</text:span></text:p>
          </table:table-cell>
          <table:table-cell table:style-name="Table1.A1" office:value-type="string">
            <text:p text:style-name="P7"><text:span text:style-name="T3">Off Target</text:span></text:p>
          </table:table-cell>
          <table:table-cell table:style-name="Table1.A1" office:value-type="string">
            <text:p text:style-name="P7"><text:span text:style-name="T3">Similar Area</text:span></text:p>
          </table:table-cell>
          <table:table-cell table:style-name="Table1.A1" office:value-type="string">
            <text:p text:style-name="P7"><text:span text:style-name="T3">Mishap</text:span></text:p>
          </table:table-cell>
        </table:table-row>
        <table:table-row table:style-name="Table1.1">
          <table:table-cell table:style-name="Table1.A2" office:value-type="string">
            <text:p text:style-name="P5"><text:span text:style-name="T4">Very familiar</text:span></text:p>
          </table:table-cell>
          <table:table-cell table:style-name="Table1.A2" office:value-type="string">
            <text:p text:style-name="P7"><text:span text:style-name="T4">01–97</text:span></text:p>
          </table:table-cell>
          <table:table-cell table:style-name="Table1.A2" office:value-type="string">
            <text:p text:style-name="P7"><text:span text:style-name="T4">98–99</text:span></text:p>
          </table:table-cell>
          <table:table-cell table:style-name="Table1.A2" office:value-type="string">
            <text:p text:style-name="P7"><text:span text:style-name="T4">100</text:span></text:p>
          </table:table-cell>
          <table:table-cell table:style-name="Table1.A2" office:value-type="string">
            <text:p text:style-name="P7"><text:span text:style-name="T4">—</text:span></text:p>
          </table:table-cell>
        </table:table-row>
        <table:table-row table:style-name="Table1.1">
          <table:table-cell table:style-name="Table1.A2" office:value-type="string">
            <text:p text:style-name="P2"><text:span text:style-name="T4">Studied carefully</text:span></text:p>
          </table:table-cell>
          <table:table-cell table:style-name="Table1.A2" office:value-type="string">
            <text:p text:style-name="P6"><text:span text:style-name="T4">01–94</text:span></text:p>
          </table:table-cell>
          <table:table-cell table:style-name="Table1.A2" office:value-type="string">
            <text:p text:style-name="P6"><text:span text:style-name="T4">95–97</text:span></text:p>
          </table:table-cell>
          <table:table-cell table:style-name="Table1.A2" office:value-type="string">
            <text:p text:style-name="P6"><text:span text:style-name="T4">98–99</text:span></text:p>
          </table:table-cell>
          <table:table-cell table:style-name="Table1.A2" office:value-type="string">
            <text:p text:style-name="P6"><text:span text:style-name="T4">100</text:span></text:p>
          </table:table-cell>
        </table:table-row>
        <table:table-row table:style-name="Table1.1">
          <table:table-cell table:style-name="Table1.A2" office:value-type="string">
            <text:p text:style-name="P2"><text:span text:style-name="T4">Seen casually</text:span></text:p>
          </table:table-cell>
          <table:table-cell table:style-name="Table1.A2" office:value-type="string">
            <text:p text:style-name="P6"><text:span text:style-name="T4">01–88</text:span></text:p>
          </table:table-cell>
          <table:table-cell table:style-name="Table1.A2" office:value-type="string">
            <text:p text:style-name="P6"><text:span text:style-name="T4">89–94</text:span></text:p>
          </table:table-cell>
          <table:table-cell table:style-name="Table1.A2" office:value-type="string">
            <text:p text:style-name="P6"><text:span text:style-name="T4">95–98</text:span></text:p>
          </table:table-cell>
          <table:table-cell table:style-name="Table1.A2" office:value-type="string">
            <text:p text:style-name="P6"><text:span text:style-name="T4">99–100</text:span></text:p>
          </table:table-cell>
        </table:table-row>
        <table:table-row table:style-name="Table1.1">
          <table:table-cell table:style-name="Table1.A2" office:value-type="string">
            <text:p text:style-name="P2"><text:span text:style-name="T4">Viewed once</text:span></text:p>
          </table:table-cell>
          <table:table-cell table:style-name="Table1.A2" office:value-type="string">
            <text:p text:style-name="P6"><text:span text:style-name="T4">01–76</text:span></text:p>
          </table:table-cell>
          <table:table-cell table:style-name="Table1.A2" office:value-type="string">
            <text:p text:style-name="P6"><text:span text:style-name="T4">77–88</text:span></text:p>
          </table:table-cell>
          <table:table-cell table:style-name="Table1.A2" office:value-type="string">
            <text:p text:style-name="P6"><text:span text:style-name="T4">89–96</text:span></text:p>
          </table:table-cell>
          <table:table-cell table:style-name="Table1.A2" office:value-type="string">
            <text:p text:style-name="P6"><text:span text:style-name="T4">97–100</text:span></text:p>
          </table:table-cell>
        </table:table-row>
        <table:table-row table:style-name="Table1.1">
          <table:table-cell table:style-name="Table1.A6" office:value-type="string">
            <text:p text:style-name="P5"><text:span text:style-name="T4">False destination (1d20+80)</text:span></text:p>
          </table:table-cell>
          <table:table-cell table:style-name="Table1.A6" office:value-type="string">
            <text:p text:style-name="P7"><text:span text:style-name="T4">—</text:span></text:p>
          </table:table-cell>
          <table:table-cell table:style-name="Table1.A6" office:value-type="string">
            <text:p text:style-name="P7"><text:span text:style-name="T4">—</text:span></text:p>
          </table:table-cell>
          <table:table-cell table:style-name="Table1.A6" office:value-type="string">
            <text:p text:style-name="P7"><text:span text:style-name="T4">81–92</text:span></text:p>
          </table:table-cell>
          <table:table-cell table:style-name="Table1.A6" office:value-type="string">
            <text:p text:style-name="P7"><text:span text:style-name="T4">93–100</text:span></text:p>
          </table:table-cell>
        </table:table-row>
      </table:table>
      <text:p text:style-name="P4"/>
      <text:p text:style-name="P2"><text:span text:style-name="T7">Teleport Object</text:span></text:p>
      <text:p text:style-name="P2"><text:span text:style-name="T8">Conjuration (Teleportation)</text:span></text:p>
      <text:p text:style-name="P2"><text:span text:style-name="T9">Level:</text:span><text:span text:style-name="T8"> Sor/Wiz 7</text:span></text:p>
      <text:p text:style-name="P2"><text:soft-page-break/><text:span text:style-name="T9">Range:</text:span><text:span text:style-name="T8"> Touch</text:span></text:p>
      <text:p text:style-name="P2"><text:span text:style-name="T9">Target:</text:span><text:span text:style-name="T8"> One touched object of up to 50 lb./level and 3 cu. ft./level</text:span></text:p>
      <text:p text:style-name="P2"><text:span text:style-name="T9">Saving Throw: </text:span><text:span text:style-name="T8">Will negates (object)</text:span></text:p>
      <text:p text:style-name="P2"><text:span text:style-name="T9">Spell Resistance:</text:span><text:span text:style-name="T8"> Yes (object)</text:span></text:p>
      <text:p text:style-name="P2"><text:span text:style-name="T8">This spell functions like </text:span><text:span text:style-name="T10">teleport, </text:span><text:span text:style-name="T8">except that it teleports an object, not you. Creatures and magical forces cannot be teleported.</text:span></text:p>
      <text:p text:style-name="P2"><text:span text:style-name="T8">If desired, the target object can be sent to a distant location on the Ethereal Plane. In this case, the point from which the object was teleported remains faintly magical until the item is retrieved. A successful targeted </text:span><text:span text:style-name="T10">dispel magic </text:span><text:span text:style-name="T8">spell cast on that point brings the vanished item back from the Ethereal Plane.</text:span></text:p>
      <text:p text:style-name="P4"/>
      <text:p text:style-name="P2"><text:span text:style-name="T7">Teleport, Greater</text:span></text:p>
      <text:p text:style-name="P2"><text:span text:style-name="T8">Conjuration (Teleportation)</text:span></text:p>
      <text:p text:style-name="P2"><text:span text:style-name="T9">Level:</text:span><text:span text:style-name="T8"> Sor/Wiz 7, Travel 7</text:span></text:p>
      <text:p text:style-name="P2"><text:span text:style-name="T8">This spell functions like </text:span><text:span text:style-name="T10">teleport, </text:span><text:span text:style-name="T8">except that there is no range limit and there is no chance you arrive off target. In addition, you need not have seen the destination, but in that case you must have at least a reliable description of the place to which you are teleporting. If you attempt to teleport with insufficient information (or with misleading information), you disappear and simply reappear in your original location. Interplanar travel is not possible.</text:span></text:p>
      <text:p text:style-name="P4"/>
      <text:p text:style-name="P2"><text:span text:style-name="T7">Teleportation Circle</text:span></text:p>
      <text:p text:style-name="P2"><text:span text:style-name="T8">Conjuration (Teleportation)</text:span></text:p>
      <text:p text:style-name="P2"><text:span text:style-name="T9">Level:</text:span><text:span text:style-name="T8"> Sor/Wiz 9</text:span></text:p>
      <text:p text:style-name="P2"><text:span text:style-name="T9">Components:</text:span><text:span text:style-name="T8"> V, M</text:span></text:p>
      <text:p text:style-name="P2"><text:span text:style-name="T9">Casting Time:</text:span><text:span text:style-name="T8"> 10 minutes</text:span></text:p>
      <text:p text:style-name="P2"><text:span text:style-name="T9">Range:</text:span><text:span text:style-name="T8"> 0 ft.</text:span></text:p>
      <text:p text:style-name="P2"><text:span text:style-name="T9">Effect:</text:span><text:span text:style-name="T8"> 5-ft.-radius circle that teleports those who activate it</text:span></text:p>
      <text:p text:style-name="P2"><text:span text:style-name="T9">Duration:</text:span><text:span text:style-name="T8"> 10 min./level (D)</text:span></text:p>
      <text:p text:style-name="P2"><text:span text:style-name="T9">Saving Throw:</text:span><text:span text:style-name="T8"> None</text:span></text:p>
      <text:p text:style-name="P2"><text:soft-page-break/><text:span text:style-name="T9">Spell Resistance:</text:span><text:span text:style-name="T8"> Yes</text:span></text:p>
      <text:p text:style-name="P2"><text:span text:style-name="T8">You create a circle on the floor or other horizontal surface that teleports, as </text:span><text:span text:style-name="T10">greater teleport, </text:span><text:span text:style-name="T8">any creature who stands on it to a designated spot. Once you designate the destination for the circle, you can’t change it. The spell fails if you attempt to set the circle to teleport creatures into a solid object, to a place with which you are not familiar and have no clear description, or to another plane.</text:span></text:p>
      <text:p text:style-name="P2"><text:span text:style-name="T8">The circle itself is subtle and nearly impossible to notice. If you intend to keep creatures from activating it accidentally, you need to mark the circle in some way.</text:span></text:p>
      <text:p text:style-name="P2"><text:span text:style-name="T10">Teleportation circle </text:span><text:span text:style-name="T8">can be made permanent with a </text:span><text:span text:style-name="T10">permanency </text:span><text:span text:style-name="T8">spell. A permanent </text:span><text:span text:style-name="T10">teleportation circle </text:span><text:span text:style-name="T8">that is disabled becomes inactive for 10 minutes, then can be triggered again as normal.</text:span></text:p>
      <text:p text:style-name="P2"><text:span text:style-name="T10">Note: </text:span><text:span text:style-name="T8">Magic traps such as </text:span><text:span text:style-name="T10">teleportation circle </text:span><text:span text:style-name="T8">are hard to detect and disable. A rogue (only) can use the Search skill to find the circle and Disable Device to thwart it. The DC in each case is 25 + spell level, or 34 in the case of </text:span><text:span text:style-name="T10">teleportation circle</text:span><text:span text:style-name="T8">.</text:span></text:p>
      <text:p text:style-name="P2"><text:span text:style-name="T10">Material Component: </text:span><text:span text:style-name="T8">Amber dust to cover the area of the circle (cost 1,000 gp).</text:span></text:p>
      <text:p text:style-name="P4"/>
      <text:p text:style-name="P2"><text:span text:style-name="T7">Temporal Stasis</text:span></text:p>
      <text:p text:style-name="P2"><text:span text:style-name="T8">Transmutation</text:span></text:p>
      <text:p text:style-name="P2"><text:span text:style-name="T9">Level:</text:span><text:span text:style-name="T8"> Sor/Wiz 8</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Creature touched</text:span></text:p>
      <text:p text:style-name="P2"><text:span text:style-name="T9">Duration:</text:span><text:span text:style-name="T8"> Permanent</text:span></text:p>
      <text:p text:style-name="P2"><text:span text:style-name="T9">Saving Throw:</text:span><text:span text:style-name="T8"> Fortitude negates</text:span></text:p>
      <text:p text:style-name="P2"><text:span text:style-name="T9">Spell Resistance:</text:span><text:span text:style-name="T8"> Yes</text:span></text:p>
      <text:p text:style-name="P2"><text:span text:style-name="T8">You must succeed on a melee touch attack. You place the subject into a state of suspended animation. For the creature, time ceases to flow and its condition becomes fixed. The creature does not grow older. Its body functions virtually cease, and no force or effect can harm it. This state persists until the magic is removed (such as by a successful </text:span><text:span text:style-name="T10">dispel magic </text:span><text:span text:style-name="T8">spell or a </text:span><text:span text:style-name="T10">freedom </text:span><text:span text:style-name="T8">spell).</text:span></text:p>
      <text:p text:style-name="P2"><text:span text:style-name="T10">Material Component: </text:span><text:span text:style-name="T8">A powder composed of diamond, emerald, ruby, and sapphire dust with a total value of at least 5,000 gp.</text:span></text:p>
      <text:p text:style-name="P4"/>
      <text:p text:style-name="P2"><text:span text:style-name="T7">Time Stop</text:span></text:p>
      <text:p text:style-name="P2"><text:soft-page-break/><text:span text:style-name="T8">Transmutation</text:span></text:p>
      <text:p text:style-name="P2"><text:span text:style-name="T9">Level:</text:span><text:span text:style-name="T8"> Sor/Wiz 9, Trickery 9</text:span></text:p>
      <text:p text:style-name="P2"><text:span text:style-name="T9">Components:</text:span><text:span text:style-name="T8"> V</text:span></text:p>
      <text:p text:style-name="P2"><text:span text:style-name="T9">Casting Time:</text:span><text:span text:style-name="T8"> 1 standard action</text:span></text:p>
      <text:p text:style-name="P2"><text:span text:style-name="T9">Range:</text:span><text:span text:style-name="T8"> Personal</text:span></text:p>
      <text:p text:style-name="P2"><text:span text:style-name="T9">Target:</text:span><text:span text:style-name="T8"> You</text:span></text:p>
      <text:p text:style-name="P2"><text:span text:style-name="T9">Duration:</text:span><text:span text:style-name="T8"> 1d4+1 rounds (apparent time); see text</text:span></text:p>
      <text:p text:style-name="P2"><text:span text:style-name="T8">This spell seems to make time cease to flow for everyone but you. In fact, you speed up so greatly that all other creatures seem frozen, though they are actually still moving at their normal speeds. You are free to act for 1d4+1 rounds of apparent time. Normal and magical fire, cold, gas, and the like can still harm you. While the </text:span><text:span text:style-name="T10">time stop </text:span><text:span text:style-name="T8">is in effect, other creatures are invulnerable to your attacks and spells; you cannot target such creatures with any attack or spell. A spell that affects an area and has a duration longer than the remaining duration of the </text:span><text:span text:style-name="T10">time stop</text:span><text:span text:style-name="T8"> have their normal effects on other creatures once the </text:span><text:span text:style-name="T10">time stop </text:span><text:span text:style-name="T8">ends. Most spellcasters use the additional time to improve their defenses, summon allies, or flee from combat.</text:span></text:p>
      <text:p text:style-name="P2"><text:span text:style-name="T8">You cannot move or harm items held, carried, or worn by a creature stuck in normal time, but you can affect any item that is not in another creature’s possession.</text:span></text:p>
      <text:p text:style-name="P2"><text:span text:style-name="T8">You are undetectable while </text:span><text:span text:style-name="T10">time stop </text:span><text:span text:style-name="T8">lasts. You cannot enter an area protected by an </text:span><text:span text:style-name="T10">antimagic field </text:span><text:span text:style-name="T8">while under the effect of </text:span><text:span text:style-name="T10">time stop.</text:span></text:p>
      <text:p text:style-name="P4"/>
      <text:p text:style-name="P2"><text:span text:style-name="T7">Tiny Hut</text:span></text:p>
      <text:p text:style-name="P2"><text:span text:style-name="T8">Evocation [Force]</text:span></text:p>
      <text:p text:style-name="P2"><text:span text:style-name="T9">Level:</text:span><text:span text:style-name="T8"> Brd 3, Sor/Wiz 3</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20 ft.</text:span></text:p>
      <text:p text:style-name="P2"><text:span text:style-name="T9">Effect:</text:span><text:span text:style-name="T8"> 20-ft.-radius sphere centered on your location</text:span></text:p>
      <text:p text:style-name="P2"><text:span text:style-name="T9">Duration:</text:span><text:span text:style-name="T8"> 2 hours/level (D)</text:span></text:p>
      <text:p text:style-name="P2"><text:span text:style-name="T9">Saving Throw:</text:span><text:span text:style-name="T8"> None</text:span></text:p>
      <text:p text:style-name="P2"><text:span text:style-name="T9">Spell Resistance:</text:span><text:span text:style-name="T8"> No</text:span></text:p>
      <text:p text:style-name="P2"><text:soft-page-break/><text:span text:style-name="T8">You create an unmoving, opaque sphere of force of any color you desire around yourself. Half the sphere projects above the ground, and the lower hemisphere passes through the ground. As many as nine other Medium creatures can fit into the field with you; they can freely pass into and out of the hut without harming it. However, if you remove yourself from the hut, the spell ends.</text:span></text:p>
      <text:p text:style-name="P2"><text:span text:style-name="T8">The temperature inside the hut is 70° F if the exterior temperature is between 0° and 100° F. An exterior temperature below 0° or above 100° lowers or raises the interior temperature on a 1-degree-for-1 basis. The hut also provides protection against the elements, such as rain, dust, and sandstorms. The hut withstands any wind of less than hurricane force, but a hurricane (75+ mph wind speed) or greater force destroys it.</text:span></text:p>
      <text:p text:style-name="P2"><text:span text:style-name="T8">The interior of the hut is a hemisphere. You can illuminate it dimly upon command or extinguish the light as desired. Although the force field is opaque from the outside, it is transparent from within. Missiles, weapons, and most spell effects can pass through the hut without affecting it, although the occupants cannot be seen from outside the hut (they have total concealment).</text:span></text:p>
      <text:p text:style-name="P2"><text:span text:style-name="T10">Material Component: </text:span><text:span text:style-name="T8">A small crystal bead that shatters when the spell duration expires or the </text:span><text:span text:style-name="T10">hut </text:span><text:span text:style-name="T8">is dispelled.</text:span></text:p>
      <text:p text:style-name="P4"/>
      <text:p text:style-name="P2"><text:span text:style-name="T7">Tongues</text:span></text:p>
      <text:p text:style-name="P2"><text:span text:style-name="T8">Divination</text:span></text:p>
      <text:p text:style-name="P2"><text:span text:style-name="T9">Level:</text:span><text:span text:style-name="T8"> Brd 2, Clr 4, Sor/Wiz 3</text:span></text:p>
      <text:p text:style-name="P2"><text:span text:style-name="T9">Components:</text:span><text:span text:style-name="T8"> V, M/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Creature touched</text:span></text:p>
      <text:p text:style-name="P2"><text:span text:style-name="T9">Duration:</text:span><text:span text:style-name="T8"> 10 min./level</text:span></text:p>
      <text:p text:style-name="P2"><text:span text:style-name="T9">Saving Throw: </text:span><text:span text:style-name="T8">Will negates (harmless)</text:span></text:p>
      <text:p text:style-name="P2"><text:span text:style-name="T9">Spell Resistance:</text:span><text:span text:style-name="T8"> No</text:span></text:p>
      <text:p text:style-name="P2"><text:span text:style-name="T8">This spell grants the creature touched the ability to speak and understand the language of any intelligent creature, whether it is a racial tongue or a regional dialect. The subject can speak only one language at a time, although it may be able to understand several languages. </text:span><text:span text:style-name="T10">Tongues </text:span><text:span text:style-name="T8">does not enable the subject to speak with creatures who don’t speak. The subject can make itself understood as far as its voice carries. This spell does not predispose any creature addressed toward the subject in any way.</text:span></text:p>
      <text:p text:style-name="P2"><text:span text:style-name="T10">Tongues </text:span><text:span text:style-name="T8">can be made permanent with a </text:span><text:span text:style-name="T10">permanency </text:span><text:span text:style-name="T8">spell.</text:span></text:p>
      <text:p text:style-name="P2"><text:span text:style-name="T10">Arcane Material Component: </text:span><text:span text:style-name="T8">A small clay model of a ziggurat, which shatters when the verbal component is pronounced.</text:span></text:p>
      <text:p text:style-name="P4"/>
      <text:p text:style-name="P2"><text:span text:style-name="T7">Touch of Fatigue</text:span></text:p>
      <text:p text:style-name="P2"><text:span text:style-name="T8">Necromancy</text:span></text:p>
      <text:p text:style-name="P2"><text:soft-page-break/><text:span text:style-name="T9">Level:</text:span><text:span text:style-name="T8"> Sor/Wiz 0</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Creature touched</text:span></text:p>
      <text:p text:style-name="P2"><text:span text:style-name="T9">Duration:</text:span><text:span text:style-name="T8"> 1 round/level</text:span></text:p>
      <text:p text:style-name="P2"><text:span text:style-name="T9">Saving Throw:</text:span><text:span text:style-name="T8"> Fortitude negates</text:span></text:p>
      <text:p text:style-name="P2"><text:span text:style-name="T9">Spell Resistance:</text:span><text:span text:style-name="T8"> Yes</text:span></text:p>
      <text:p text:style-name="P2"><text:span text:style-name="T8">You channel negative energy through your touch, fatiguing the target. You must succeed on a touch attack to strike a target.</text:span></text:p>
      <text:p text:style-name="P2"><text:span text:style-name="T8">The subject is immediately fatigued for the spell’s duration.</text:span></text:p>
      <text:p text:style-name="P2"><text:span text:style-name="T8">This spell has no effect on a creature that is already fatigued. Unlike with normal fatigue, the effect ends as soon as the spell’s duration expires.</text:span></text:p>
      <text:p text:style-name="P2"><text:span text:style-name="T10">Material Component: </text:span><text:span text:style-name="T8">A drop of sweat.</text:span></text:p>
      <text:p text:style-name="P4"/>
      <text:p text:style-name="P2"><text:span text:style-name="T7">Touch of Idiocy</text:span></text:p>
      <text:p text:style-name="P2"><text:span text:style-name="T8">Enchantment (Compulsion) [Mind-Affecting]</text:span></text:p>
      <text:p text:style-name="P2"><text:span text:style-name="T9">Level:</text:span><text:span text:style-name="T8"> Sor/Wiz 2</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Living creature touched</text:span></text:p>
      <text:p text:style-name="P2"><text:span text:style-name="T9">Duration:</text:span><text:span text:style-name="T8"> 10 min./level</text:span></text:p>
      <text:p text:style-name="P2"><text:soft-page-break/><text:span text:style-name="T9">Saving Throw:</text:span><text:span text:style-name="T8"> No</text:span></text:p>
      <text:p text:style-name="P2"><text:span text:style-name="T9">Spell Resistance:</text:span><text:span text:style-name="T8"> Yes</text:span></text:p>
      <text:p text:style-name="P2"><text:span text:style-name="T8">With a touch, you reduce the target’s mental faculties. Your successful melee touch attack applies a 1d6 penalty to the target’s Intelligence, Wisdom, and Charisma scores. This penalty can’t reduce any of these scores below 1.</text:span></text:p>
      <text:p text:style-name="P2"><text:span text:style-name="T8">This spell’s effect may make it impossible for the target to cast some or all of its spells, if the requisite ability score drops below the minimum required to cast spells of that level.</text:span></text:p>
      <text:p text:style-name="P4"/>
      <text:p text:style-name="P2"><text:span text:style-name="T7">Transformation</text:span></text:p>
      <text:p text:style-name="P2"><text:span text:style-name="T8">Transmutation</text:span></text:p>
      <text:p text:style-name="P2"><text:span text:style-name="T9">Level:</text:span><text:span text:style-name="T8"> Sor/Wiz 6</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Personal</text:span></text:p>
      <text:p text:style-name="P2"><text:span text:style-name="T9">Target:</text:span><text:span text:style-name="T8"> You</text:span></text:p>
      <text:p text:style-name="P2"><text:span text:style-name="T9">Duration:</text:span><text:span text:style-name="T8"> 1 round/level</text:span></text:p>
      <text:p text:style-name="P2"><text:span text:style-name="T8">You become a virtual fighting machine— stronger, tougher, faster, and more skilled in combat. Your mind-set changes so that you relish combat and you can’t cast spells, even from magic items.</text:span></text:p>
      <text:p text:style-name="P2"><text:span text:style-name="T8">You gain a +4 enhancement bonus to Strength, Dexterity, and Constitution, a +4 natural armor bonus to AC, a +5 competence bonus on Fortitude saves, and proficiency with all simple and martial weapons. Your base attack bonus equals your character level (which may give you multiple attacks).</text:span></text:p>
      <text:p text:style-name="P2"><text:span text:style-name="T8">You lose your spellcasting ability, including your ability to use spell activation or spell completion magic items, just as if the spells were no longer on your class list.</text:span></text:p>
      <text:p text:style-name="P2"><text:span text:style-name="T10">Material Component: </text:span><text:span text:style-name="T8">A </text:span><text:span text:style-name="T10">potion of bull’s strength</text:span><text:span text:style-name="T8">, which you drink (and whose effects are subsumed by the spell effects).</text:span></text:p>
      <text:p text:style-name="P4"/>
      <text:p text:style-name="P2"><text:span text:style-name="T7">Transmute Metal to Wood</text:span></text:p>
      <text:p text:style-name="P2"><text:span text:style-name="T8">Transmutation</text:span></text:p>
      <text:p text:style-name="P2"><text:span text:style-name="T9">Level:</text:span><text:span text:style-name="T8"> Drd 7</text:span></text:p>
      <text:p text:style-name="P2"><text:soft-page-break/><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Long (400 ft. + 40 ft./level)</text:span></text:p>
      <text:p text:style-name="P2"><text:span text:style-name="T9">Area:</text:span><text:span text:style-name="T8"> All metal objects within a 40-ft.-radius burst</text:span></text:p>
      <text:p text:style-name="P2"><text:span text:style-name="T9">Duration:</text:span><text:span text:style-name="T8"> Instantaneous</text:span></text:p>
      <text:p text:style-name="P2"><text:span text:style-name="T9">Saving Throw:</text:span><text:span text:style-name="T8"> None</text:span></text:p>
      <text:p text:style-name="P2"><text:span text:style-name="T9">Spell Resistance:</text:span><text:span text:style-name="T8"> Yes (object; see text)</text:span></text:p>
      <text:p text:style-name="P2"><text:span text:style-name="T8">This spell enables you to change all metal objects within its area to wood. Weapons, armor, and other metal objects carried by creatures are affected as well. A magic object made of metal effectively has spell resistance equal to 20 + its caster level against this spell. Artifacts cannot be transmuted. Weapons converted from metal to wood take a –2 penalty on attack and damage rolls. The armor bonus of any armor converted from metal to wood is reduced by 2. Weapons changed by this spell splinter and break on any natural attack roll of 1 or 2, and armor changed by this spell loses an additional point of armor bonus every time it is struck with a natural attack roll of 19 or 20.</text:span></text:p>
      <text:p text:style-name="P2"><text:span text:style-name="T8">Only </text:span><text:span text:style-name="T10">limited wish, miracle, wish, </text:span><text:span text:style-name="T8">or similar magic can restore a transmuted object to its metallic state.</text:span></text:p>
      <text:p text:style-name="P4"/>
      <text:p text:style-name="P2"><text:span text:style-name="T7">Transmute Mud to Rock</text:span></text:p>
      <text:p text:style-name="P2"><text:span text:style-name="T8">Transmutation [Earth]</text:span></text:p>
      <text:p text:style-name="P2"><text:span text:style-name="T9">Level:</text:span><text:span text:style-name="T8"> Drd 5, Sor/Wiz 5</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Area:</text:span><text:span text:style-name="T8"> Up to two 10-ft. cubes/level (S)</text:span></text:p>
      <text:p text:style-name="P2"><text:span text:style-name="T9">Duration:</text:span><text:span text:style-name="T8"> Permanent</text:span></text:p>
      <text:p text:style-name="P2"><text:span text:style-name="T9">Saving Throw:</text:span><text:span text:style-name="T8"> See text</text:span></text:p>
      <text:p text:style-name="P2"><text:span text:style-name="T9">Spell Resistance:</text:span><text:span text:style-name="T8"> No</text:span></text:p>
      <text:p text:style-name="P2"><text:span text:style-name="T8">This spell transforms normal mud or quicksand of any depth into soft stone (sandstone or a similar mineral) permanently.</text:span></text:p>
      <text:p text:style-name="P2"><text:soft-page-break/><text:span text:style-name="T8">Any creature in the mud is allowed a Reflex save to escape before the area is hardened to stone.</text:span></text:p>
      <text:p text:style-name="P2"><text:span text:style-name="T10">Transmute mud to rock </text:span><text:span text:style-name="T8">counters and dispels </text:span><text:span text:style-name="T10">transmute rock to mud</text:span><text:span text:style-name="T8">.</text:span></text:p>
      <text:p text:style-name="P2"><text:span text:style-name="T10">Arcane Material Component: </text:span><text:span text:style-name="T8">Sand, lime, and water.</text:span></text:p>
      <text:p text:style-name="P4"/>
      <text:p text:style-name="P2"><text:span text:style-name="T7">Transmute Rock to Mud</text:span></text:p>
      <text:p text:style-name="P2"><text:span text:style-name="T8">Transmutation [Earth]</text:span></text:p>
      <text:p text:style-name="P2"><text:span text:style-name="T9">Level:</text:span><text:span text:style-name="T8"> Drd 5, Sor/Wiz 5</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Area:</text:span><text:span text:style-name="T8"> Up to two 10-ft. cubes/level (S)</text:span></text:p>
      <text:p text:style-name="P2"><text:span text:style-name="T9">Duration:</text:span><text:span text:style-name="T8"> Permanent; see text</text:span></text:p>
      <text:p text:style-name="P2"><text:span text:style-name="T9">Saving Throw:</text:span><text:span text:style-name="T8"> See text</text:span></text:p>
      <text:p text:style-name="P2"><text:span text:style-name="T9">Spell Resistance:</text:span><text:span text:style-name="T8"> No</text:span></text:p>
      <text:p text:style-name="P2"><text:span text:style-name="T8">This spell turns natural, uncut or unworked rock of any sort into an equal volume of mud. Magical stone is not affected by the spell. The depth of the mud created cannot exceed 10 feet. A creature unable to levitate, fly, or otherwise free itself from the mud sinks until hip- or chest-deep, reducing its speed to 5 feet and causing a –2 penalty on attack rolls and AC. Brush thrown atop the mud can support creatures able to climb on top of it. Creatures large enough to walk on the bottom can wade through the area at a speed of 5 feet.</text:span></text:p>
      <text:p text:style-name="P2"><text:span text:style-name="T8">If </text:span><text:span text:style-name="T10">transmute rock to mud </text:span><text:span text:style-name="T8">is cast upon the ceiling of a cavern or tunnel, the mud falls to the floor and spreads out in a pool at a depth of 5 feet. The falling mud and the ensuing cave-in deal 8d6 points of bludgeoning damage to anyone caught directly beneath the area, or half damage to those who succeed on Reflex saves.</text:span></text:p>
      <text:p text:style-name="P2"><text:span text:style-name="T8">Castles and large stone buildings are generally immune to the effect of the spell, since </text:span><text:span text:style-name="T10">transmute rock to mud </text:span><text:span text:style-name="T8">can’t affect worked stone and doesn’t reach deep enough to undermine such buildings’ foundations. However, small buildings or structures often rest upon foundations shallow enough to be damaged or even partially toppled by this spell.</text:span></text:p>
      <text:p text:style-name="P2"><text:span text:style-name="T8">The mud remains until a successful </text:span><text:span text:style-name="T10">dispel magic </text:span><text:span text:style-name="T8">or </text:span><text:span text:style-name="T10">transmute mud to rock </text:span><text:span text:style-name="T8">spell restores its substance—but not necessarily its form. Evaporation turns the mud to normal dirt over a period of days. The exact time depends on exposure to the sun, wind, and normal drainage.</text:span></text:p>
      <text:p text:style-name="P2"><text:span text:style-name="T10">Arcane Material Component: </text:span><text:span text:style-name="T8">Clay and water.</text:span></text:p>
      <text:p text:style-name="P4"/>
      <text:p text:style-name="P2"><text:span text:style-name="T7">Transport via Plants</text:span></text:p>
      <text:p text:style-name="P2"><text:soft-page-break/><text:span text:style-name="T8">Conjuration (Teleportation)</text:span></text:p>
      <text:p text:style-name="P2"><text:span text:style-name="T9">Level:</text:span><text:span text:style-name="T8"> Drd 6</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Unlimited</text:span></text:p>
      <text:p text:style-name="P2"><text:span text:style-name="T9">Target:</text:span><text:span text:style-name="T8"> You and touched objects or other touched willing creatures</text:span></text:p>
      <text:p text:style-name="P2"><text:span text:style-name="T9">Duration:</text:span><text:span text:style-name="T8"> 1 round</text:span></text:p>
      <text:p text:style-name="P2"><text:span text:style-name="T9">Saving Throw:</text:span><text:span text:style-name="T8"> None</text:span></text:p>
      <text:p text:style-name="P2"><text:span text:style-name="T9">Spell Resistance:</text:span><text:span text:style-name="T8"> No</text:span></text:p>
      <text:p text:style-name="P2"><text:span text:style-name="T8">You can enter any normal plant (Medium or larger) and pass any distance to a plant of the same kind in a single round, regardless of the distance separating the two. The entry plant must be alive. The destination plant need not be familiar to you, but it also must be alive. If you are uncertain of the location of a particular kind of destination plant, you need merely designate direction and distance and the </text:span><text:span text:style-name="T10">transport via plants </text:span><text:span text:style-name="T8">spell moves you as close as possible to the desired location. If a particular destination plant is desired but the plant is not living, the spell fails and you are ejected from the entry plant.</text:span></text:p>
      <text:p text:style-name="P2"><text:span text:style-name="T8">You can bring along objects as long as their weight doesn’t exceed your maximum load. You may also bring one additional willing Medium or smaller creature (carrying gear or objects up to its maximum load) or its equivalent per three caster levels. Use the following equivalents to determine the maximum number of larger creatures you can bring along: A Large creature counts as two Medium creatures, a Huge creature counts as two Large creatures, and so forth. All creatures to be transported must be in contact with one another, and at least one of those creatures must be in contact with you.</text:span></text:p>
      <text:p text:style-name="P2"><text:span text:style-name="T8">You can’t use this spell to travel through plant creatures.</text:span></text:p>
      <text:p text:style-name="P2"><text:span text:style-name="T8">The destruction of an occupied plant slays you and any creatures you have brought along, and ejects the bodies and all carried objects from the tree.</text:span></text:p>
      <text:p text:style-name="P4"/>
      <text:p text:style-name="P2"><text:span text:style-name="T7">Trap the Soul</text:span></text:p>
      <text:p text:style-name="P2"><text:span text:style-name="T8">Conjuration (Summoning)</text:span></text:p>
      <text:p text:style-name="P2"><text:span text:style-name="T9">Level:</text:span><text:span text:style-name="T8"> Sor/Wiz 8</text:span></text:p>
      <text:p text:style-name="P2"><text:span text:style-name="T9">Components:</text:span><text:span text:style-name="T8"> V, S, M, (F); see text</text:span></text:p>
      <text:p text:style-name="P2"><text:span text:style-name="T9">Casting Time:</text:span><text:span text:style-name="T8"> 1 standard action or see text</text:span></text:p>
      <text:p text:style-name="P2"><text:span text:style-name="T9">Range:</text:span><text:span text:style-name="T8"> Close (25 ft. + 5 ft./2 levels)</text:span></text:p>
      <text:p text:style-name="P2"><text:span text:style-name="T9">Target:</text:span><text:span text:style-name="T8"> One creature</text:span></text:p>
      <text:p text:style-name="P2"><text:soft-page-break/><text:span text:style-name="T9">Duration:</text:span><text:span text:style-name="T8"> Permanent; see text</text:span></text:p>
      <text:p text:style-name="P2"><text:span text:style-name="T9">Saving Throw:</text:span><text:span text:style-name="T8"> See text</text:span></text:p>
      <text:p text:style-name="P2"><text:span text:style-name="T9">Spell Resistance:</text:span><text:span text:style-name="T8"> Yes; see text</text:span></text:p>
      <text:p text:style-name="P2"><text:span text:style-name="T10">Trap the soul </text:span><text:span text:style-name="T8">forces a creature’s life force (and its material body) into a gem. The gem holds the trapped entity indefinitely or until the gem is broken and the life force is released, which allows the material body to reform. If the trapped creature is a powerful creature from another plane it can be required to perform a service immediately upon being freed. Otherwise, the creature can go free once the gem imprisoning it is broken.</text:span></text:p>
      <text:p text:style-name="P2"><text:span text:style-name="T8">Depending on the version selected, the spell can be triggered in one of two ways.</text:span></text:p>
      <text:p text:style-name="P2"><text:span text:style-name="T10">Spell Completion: </text:span><text:span text:style-name="T8">First, the spell can be completed by speaking its final word as a standard action as if you were casting a regular spell at the subject. This allows spell resistance (if any) and a Will save to avoid the effect. If the creature’s name is spoken as well, any spell resistance is ignored and the save DC increases by 2. If the save or spell resistance is successful, the gem shatters.</text:span></text:p>
      <text:p text:style-name="P2"><text:span text:style-name="T10">Trigger Object: </text:span><text:span text:style-name="T8">The second method is far more insidious, for it tricks the subject into accepting a trigger object inscribed with the final spell word, automatically placing the creature’s soul in the trap. To use this method, both the creature’s name and the trigger word must be inscribed on the trigger object when the gem is enspelled. A </text:span><text:span text:style-name="T10">sympathy </text:span><text:span text:style-name="T8">spell can also be placed on the trigger object. As soon as the subject picks up or accepts the trigger object, its life force is automatically transferred to the gem without the benefit of spell resistance or a save.</text:span></text:p>
      <text:p text:style-name="P2"><text:span text:style-name="T10">Material Component: </text:span><text:span text:style-name="T8">Before the actual casting of </text:span><text:span text:style-name="T10">trap the soul, </text:span><text:span text:style-name="T8">you must procure a gem of at least 1,000 gp value for every Hit Die possessed by the creature to be trapped. If the gem is not valuable enough, it shatters when the entrapment is attempted. (While creatures have no concept of level or Hit Dice as such, the value of the gem needed to trap an individual can be researched. Remember that this value can change over time as creatures gain more Hit Dice.)</text:span></text:p>
      <text:p text:style-name="P2"><text:span text:style-name="T10">Focus (Trigger Object Only): </text:span><text:span text:style-name="T8">If the trigger object method is used, a special trigger object, prepared as described above, is needed.</text:span></text:p>
      <text:p text:style-name="P4"/>
      <text:p text:style-name="P2"><text:span text:style-name="T7">Tree Shape</text:span></text:p>
      <text:p text:style-name="P2"><text:span text:style-name="T8">Transmutation</text:span></text:p>
      <text:p text:style-name="P2"><text:span text:style-name="T9">Level:</text:span><text:span text:style-name="T8"> Drd 2, Rgr 3</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Personal</text:span></text:p>
      <text:p text:style-name="P2"><text:span text:style-name="T9">Target:</text:span><text:span text:style-name="T8"> You</text:span></text:p>
      <text:p text:style-name="P2"><text:span text:style-name="T9">Duration:</text:span><text:span text:style-name="T8"> 1 hour/level (D)</text:span></text:p>
      <text:p text:style-name="P2"><text:span text:style-name="T8">By means of this spell, you are able to assume the form of a Large living tree or shrub or a Large dead tree trunk with a small number of limbs. The closest inspection cannot reveal that the tree in question is actually a magically concealed creature. To all normal tests you are, in fact, a tree or shrub, although a </text:span><text:span text:style-name="T10">detect magic </text:span><text:span text:style-name="T8">spell reveals a faint transmutation on the tree. While in tree form, you can observe all that transpires around you just as if you were in your normal form, and your hit points and save bonuses remain unaffected. You gain a +10 natural armor bonus to AC but have an effective Dexterity score of 0 and a speed of 0 feet. You are immune to critical hits while in tree form. All clothing and gear carried or worn changes with you.</text:span></text:p>
      <text:p text:style-name="P2"><text:span text:style-name="T8">You can dismiss </text:span><text:span text:style-name="T10">tree shape </text:span><text:span text:style-name="T8">as a free action (instead of as a standard action).</text:span></text:p>
      <text:p text:style-name="P4"/>
      <text:p text:style-name="P2"><text:soft-page-break/><text:span text:style-name="T7">Tree Stride</text:span></text:p>
      <text:p text:style-name="P2"><text:span text:style-name="T8">Conjuration (Teleportation)</text:span></text:p>
      <text:p text:style-name="P2"><text:span text:style-name="T9">Level:</text:span><text:span text:style-name="T8"> Drd 5, Rgr 4</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Personal</text:span></text:p>
      <text:p text:style-name="P2"><text:span text:style-name="T9">Target:</text:span><text:span text:style-name="T8"> You</text:span></text:p>
      <text:p text:style-name="P2"><text:span text:style-name="T9">Duration:</text:span><text:span text:style-name="T8"> 1 hour/level or until expended; see text</text:span></text:p>
      <text:p text:style-name="P2"><text:span text:style-name="T8">You gain the ability to enter trees and move from inside one tree to inside another tree. The first tree you enter and all others you enter must be of the same kind, must be living, and must have girth at least equal to yours. By moving into an oak tree (for example), you instantly know the location of all other oak trees within transport range (see below) and may choose whether you want to pass into one or simply step back out of the tree you moved into. You may choose to pass to any tree of the appropriate kind within the transport range as shown on the following table.</text:span></text:p>
      <table:table table:name="Table2" table:style-name="Table2">
        <table:table-column table:style-name="Table2.A"/>
        <table:table-column table:style-name="Table2.B"/>
        <table:table-row table:style-name="Table2.1">
          <table:table-cell table:style-name="Table2.A1" office:value-type="string">
            <text:h text:style-name="P9" text:outline-level="1"><text:span text:style-name="T1">Type of Tree</text:span></text:h>
          </table:table-cell>
          <table:table-cell table:style-name="Table2.A1" office:value-type="string">
            <text:h text:style-name="P9" text:outline-level="1"><text:span text:style-name="T1">Transport Range</text:span></text:h>
          </table:table-cell>
        </table:table-row>
        <table:table-row table:style-name="Table2.1">
          <table:table-cell table:style-name="Table2.A2" office:value-type="string">
            <text:p text:style-name="P5"><text:span text:style-name="T4">Oak, ash, yew</text:span></text:p>
          </table:table-cell>
          <table:table-cell table:style-name="Table2.A2" office:value-type="string">
            <text:p text:style-name="P5"><text:span text:style-name="T4">3,000 feet</text:span></text:p>
          </table:table-cell>
        </table:table-row>
        <table:table-row table:style-name="Table2.1">
          <table:table-cell table:style-name="Table2.A2" office:value-type="string">
            <text:p text:style-name="P2"><text:span text:style-name="T4">Elm, linden</text:span></text:p>
          </table:table-cell>
          <table:table-cell table:style-name="Table2.A2" office:value-type="string">
            <text:p text:style-name="P2"><text:span text:style-name="T4">2,000 feet</text:span></text:p>
          </table:table-cell>
        </table:table-row>
        <table:table-row table:style-name="Table2.1">
          <table:table-cell table:style-name="Table2.A2" office:value-type="string">
            <text:p text:style-name="P2"><text:span text:style-name="T4">Other deciduous</text:span></text:p>
          </table:table-cell>
          <table:table-cell table:style-name="Table2.A2" office:value-type="string">
            <text:p text:style-name="P2"><text:span text:style-name="T4">1,500 feet</text:span></text:p>
          </table:table-cell>
        </table:table-row>
        <table:table-row table:style-name="Table2.1">
          <table:table-cell table:style-name="Table2.A2" office:value-type="string">
            <text:p text:style-name="P2"><text:span text:style-name="T4">Any coniferous</text:span></text:p>
          </table:table-cell>
          <table:table-cell table:style-name="Table2.A2" office:value-type="string">
            <text:p text:style-name="P2"><text:span text:style-name="T4">1,000 feet</text:span></text:p>
          </table:table-cell>
        </table:table-row>
        <table:table-row table:style-name="Table2.1">
          <table:table-cell table:style-name="Table2.A6" office:value-type="string">
            <text:p text:style-name="P5"><text:span text:style-name="T4">All other trees</text:span></text:p>
          </table:table-cell>
          <table:table-cell table:style-name="Table2.A6" office:value-type="string">
            <text:p text:style-name="P5"><text:span text:style-name="T4">500 feet</text:span></text:p>
          </table:table-cell>
        </table:table-row>
      </table:table>
      <text:p text:style-name="P2"><text:span text:style-name="T8">You may move into a tree up to one time per caster level (passing from one tree to another counts only as moving into one tree). The spell lasts until the duration expires or you exit a tree. Each transport is a full-round action.</text:span></text:p>
      <text:p text:style-name="P2"><text:span text:style-name="T8">You can, at your option, remain within a tree without transporting yourself, but you are forced out when the spell ends. If the tree in which you are concealed is chopped down or burned, you are slain if you do not exit before the process is complete.</text:span></text:p>
      <text:p text:style-name="P4"/>
      <text:p text:style-name="P2"><text:span text:style-name="T7">True Resurrection</text:span></text:p>
      <text:p text:style-name="P2"><text:span text:style-name="T8">Conjuration (Healing)</text:span></text:p>
      <text:p text:style-name="P2"><text:span text:style-name="T9">Level:</text:span><text:span text:style-name="T8"> Clr 9</text:span></text:p>
      <text:p text:style-name="P2"><text:soft-page-break/><text:span text:style-name="T9">Casting Time:</text:span><text:span text:style-name="T8"> 10 minutes</text:span></text:p>
      <text:p text:style-name="P2"><text:span text:style-name="T8">This spell functions like </text:span><text:span text:style-name="T10">raise dead, </text:span><text:span text:style-name="T8">except that you can resurrect a creature that has been dead for as long as 10 years per caster level. This spell can even bring back creatures whose bodies have been destroyed, provided that you unambiguously identify the deceased in some fashion (reciting the deceased’s time and place of birth or death is the most common method).</text:span></text:p>
      <text:p text:style-name="P2"><text:span text:style-name="T8">Upon completion of the spell, the creature is immediately restored to full hit points, vigor, and health, with no loss of level (or Constitution points) or prepared spells.</text:span></text:p>
      <text:p text:style-name="P2"><text:span text:style-name="T8">You can revive someone killed by a death effect or someone who has been turned into an undead creature and then destroyed. This spell can also resurrect elementals or outsiders, but it can’t resurrect constructs or undead creatures.</text:span></text:p>
      <text:p text:style-name="P2"><text:span text:style-name="T8">Even </text:span><text:span text:style-name="T10">true resurrection </text:span><text:span text:style-name="T8">can’t restore to life a creature who has died of old age.</text:span></text:p>
      <text:p text:style-name="P2"><text:span text:style-name="T10">Material Component: </text:span><text:span text:style-name="T8">A sprinkle of holy water and diamonds worth a total of at least 25,000 gp.</text:span></text:p>
      <text:p text:style-name="P4"/>
      <text:p text:style-name="P2"><text:span text:style-name="T7">True Seeing</text:span></text:p>
      <text:p text:style-name="P2"><text:span text:style-name="T8">Divination</text:span></text:p>
      <text:p text:style-name="P2"><text:span text:style-name="T9">Level:</text:span><text:span text:style-name="T8"> Clr 5, Drd 7, Knowledge 5, Sor/Wiz 6</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Creature touched</text:span></text:p>
      <text:p text:style-name="P2"><text:span text:style-name="T9">Duration:</text:span><text:span text:style-name="T8"> 1 min./level</text:span></text:p>
      <text:p text:style-name="P2"><text:span text:style-name="T9">Saving Throw: </text:span><text:span text:style-name="T8">Will negates (harmless)</text:span></text:p>
      <text:p text:style-name="P2"><text:span text:style-name="T9">Spell Resistance:</text:span><text:span text:style-name="T8"> Yes (harmless)</text:span></text:p>
      <text:p text:style-name="P2"><text:span text:style-name="T8">You confer on the subject the ability to see all things as they actually are. The subject sees through normal and magical darkness, notices secret doors hidden by magic, sees the exact locations of creatures or objects under </text:span><text:span text:style-name="T10">blur </text:span><text:span text:style-name="T8">or </text:span><text:span text:style-name="T10">displacement </text:span><text:span text:style-name="T8">effects, sees invisible creatures or objects normally, sees through illusions, and sees the true form of polymorphed, changed, or transmuted things. Further, the subject can focus its vision to see into the Ethereal Plane (but not into extradimensional spaces). The range of </text:span><text:span text:style-name="T10">true seeing </text:span><text:span text:style-name="T8">conferred is 120 feet.</text:span></text:p>
      <text:p text:style-name="P2"><text:span text:style-name="T10">True seeing</text:span><text:span text:style-name="T8">, however, does not penetrate solid objects. It in no way confers X-ray vision or its equivalent. It does not negate concealment, including that caused by fog and the like. </text:span><text:span text:style-name="T10">True seeing </text:span><text:span text:style-name="T8">does not help the viewer see through mundane disguises, spot creatures who are simply hiding, or notice secret doors hidden by mundane means. In addition, the spell effects cannot be further enhanced with known magic, so one cannot use </text:span><text:span text:style-name="T10">true seeing </text:span><text:span text:style-name="T8">through a </text:span><text:span text:style-name="T10">crystal ball </text:span><text:span text:style-name="T8">or in conjunction with </text:span><text:span text:style-name="T10">clairaudience/clairvoyance</text:span><text:span text:style-name="T8">.</text:span></text:p>
      <text:p text:style-name="P2"><text:span text:style-name="T10">Material Component: </text:span><text:span text:style-name="T8">An ointment for the eyes that costs 250 gp and is made from mushroom powder, saffron, and fat.</text:span></text:p>
      <text:p text:style-name="P4"/>
      <text:p text:style-name="P2"><text:soft-page-break/><text:span text:style-name="T7">True Strike</text:span></text:p>
      <text:p text:style-name="P2"><text:span text:style-name="T8">Divination</text:span></text:p>
      <text:p text:style-name="P2"><text:span text:style-name="T9">Level:</text:span><text:span text:style-name="T8"> Sor/Wiz 1</text:span></text:p>
      <text:p text:style-name="P2"><text:span text:style-name="T9">Components:</text:span><text:span text:style-name="T8"> V, F</text:span></text:p>
      <text:p text:style-name="P2"><text:span text:style-name="T9">Casting Time:</text:span><text:span text:style-name="T8"> 1 standard action</text:span></text:p>
      <text:p text:style-name="P2"><text:span text:style-name="T9">Range:</text:span><text:span text:style-name="T8"> Personal</text:span></text:p>
      <text:p text:style-name="P2"><text:span text:style-name="T9">Target:</text:span><text:span text:style-name="T8"> You</text:span></text:p>
      <text:p text:style-name="P2"><text:span text:style-name="T9">Duration:</text:span><text:span text:style-name="T8"> See text</text:span></text:p>
      <text:p text:style-name="P2"><text:span text:style-name="T8">You gain temporary, intuitive insight into the immediate future during your next attack. Your next single attack roll (if it is made before the end of the next round) gains a +20 insight bonus. Additionally, you are not affected by the miss chance that applies to attackers trying to strike a concealed target.</text:span></text:p>
      <text:p text:style-name="P2"><text:span text:style-name="T10">Focus: </text:span><text:span text:style-name="T8">A small wooden replica of an archery target.</text:span></text:p>
      <text:p text:style-name="P4"/>
      <text:p text:style-name="P2"><text:span text:style-name="T7">Undeath to Death</text:span></text:p>
      <text:p text:style-name="P2"><text:span text:style-name="T8">Necromancy</text:span></text:p>
      <text:p text:style-name="P2"><text:span text:style-name="T9">Level:</text:span><text:span text:style-name="T8"> Clr 6, Sor/Wiz 6</text:span></text:p>
      <text:p text:style-name="P2"><text:span text:style-name="T9">Components:</text:span><text:span text:style-name="T8"> V, S, M/DF</text:span></text:p>
      <text:p text:style-name="P2"><text:span text:style-name="T9">Area:</text:span><text:span text:style-name="T8"> Several undead creatures within a 40-ft.-radius burst</text:span></text:p>
      <text:p text:style-name="P2"><text:span text:style-name="T9">Saving Throw: </text:span><text:span text:style-name="T8">Will negates</text:span></text:p>
      <text:p text:style-name="P2"><text:span text:style-name="T8">This spell functions like </text:span><text:span text:style-name="T10">circle of death</text:span><text:span text:style-name="T8">, except that it destroys undead creatures as noted above.</text:span></text:p>
      <text:p text:style-name="P2"><text:span text:style-name="T10">Material Component: </text:span><text:span text:style-name="T8">The powder of a crushed diamond worth at least 500 gp.</text:span></text:p>
      <text:p text:style-name="P4"/>
      <text:p text:style-name="P2"><text:span text:style-name="T7">Undetectable Alignment</text:span></text:p>
      <text:p text:style-name="P2"><text:soft-page-break/><text:span text:style-name="T8">Abjuration</text:span></text:p>
      <text:p text:style-name="P2"><text:span text:style-name="T9">Level:</text:span><text:span text:style-name="T8"> Brd 1, Clr 2, Pal 2</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Target:</text:span><text:span text:style-name="T8"> One creature or object</text:span></text:p>
      <text:p text:style-name="P2"><text:span text:style-name="T9">Duration:</text:span><text:span text:style-name="T8"> 24 hours</text:span></text:p>
      <text:p text:style-name="P2"><text:span text:style-name="T9">Saving Throw: </text:span><text:span text:style-name="T8">Will negates (object)</text:span></text:p>
      <text:p text:style-name="P2"><text:span text:style-name="T9">Spell Resistance:</text:span><text:span text:style-name="T8"> Yes (object)</text:span></text:p>
      <text:p text:style-name="P2"><text:span text:style-name="T8">An </text:span><text:span text:style-name="T10">undetectable alignment </text:span><text:span text:style-name="T8">spell conceals the alignment of an object or a creature from all forms of divination.</text:span></text:p>
      <text:p text:style-name="P4"/>
      <text:p text:style-name="P2"><text:span text:style-name="T7">Unhallow</text:span></text:p>
      <text:p text:style-name="P2"><text:span text:style-name="T8">Evocation [Evil]</text:span></text:p>
      <text:p text:style-name="P2"><text:span text:style-name="T9">Level:</text:span><text:span text:style-name="T8"> Clr 5, Drd 5</text:span></text:p>
      <text:p text:style-name="P2"><text:span text:style-name="T9">Components:</text:span><text:span text:style-name="T8"> V, S, M</text:span></text:p>
      <text:p text:style-name="P2"><text:span text:style-name="T9">Casting Time:</text:span><text:span text:style-name="T8"> 24 hours</text:span></text:p>
      <text:p text:style-name="P2"><text:span text:style-name="T9">Range:</text:span><text:span text:style-name="T8"> Touch</text:span></text:p>
      <text:p text:style-name="P2"><text:span text:style-name="T9">Area:</text:span><text:span text:style-name="T8"> 40-ft. radius emanating from the touched point</text:span></text:p>
      <text:p text:style-name="P2"><text:span text:style-name="T9">Duration:</text:span><text:span text:style-name="T8"> Instantaneous</text:span></text:p>
      <text:p text:style-name="P2"><text:span text:style-name="T9">Saving Throw:</text:span><text:span text:style-name="T8"> See text</text:span></text:p>
      <text:p text:style-name="P2"><text:span text:style-name="T9">Spell Resistance:</text:span><text:span text:style-name="T8"> See text</text:span></text:p>
      <text:p text:style-name="P2"><text:soft-page-break/><text:span text:style-name="T10">Unhallow </text:span><text:span text:style-name="T8">makes a particular site, building, or structure an unholy site. This has three major effects.</text:span></text:p>
      <text:p text:style-name="P2"><text:span text:style-name="T8">First, the site or structure is guarded by a </text:span><text:span text:style-name="T10">magic circle against good </text:span><text:span text:style-name="T8">effect.</text:span></text:p>
      <text:p text:style-name="P2"><text:span text:style-name="T8">Second, all turning checks made to turn undead take a –4 penalty, and turning checks to rebuke undead gain a +4 profane bonus. Spell resistance does not apply to this effect. (This provision does not apply to the druid version of the spell.)</text:span></text:p>
      <text:p text:style-name="P2"><text:span text:style-name="T8">Finally, you may choose to fix a single spell effect to the </text:span><text:span text:style-name="T10">unhallowed </text:span><text:span text:style-name="T8">site. The spell effect lasts for one year and functions throughout the entire site, regardless of its normal duration and area or effect. You may designate whether the effect applies to all creatures, creatures that share your faith or alignment, or creatures that adhere to another faith or alignment. At the end of the year, the chosen effect lapses, but it can be renewed or replaced simply by casting </text:span><text:span text:style-name="T10">unhallow </text:span><text:span text:style-name="T8">again.</text:span></text:p>
      <text:p text:style-name="P2"><text:span text:style-name="T8">Spell effects that may be tied to an </text:span><text:span text:style-name="T10">unhallowed </text:span><text:span text:style-name="T8">site include </text:span><text:span text:style-name="T10">aid, bane, bless, cause fear, darkness, daylight, death ward, deeper darkness, detect magic, detect good, dimensional anchor, discern lies, dispel magic, endure elements, freedom of movement, invisibility purge, protection from energy, remove fear, resist energy, silence, tongues, </text:span><text:span text:style-name="T8">and </text:span><text:span text:style-name="T10">zone of truth</text:span><text:span text:style-name="T8">.</text:span></text:p>
      <text:p text:style-name="P2"><text:span text:style-name="T8">Saving throws and spell resistance might apply to these spells’ effects. (See the individual spell descriptions for details.)</text:span></text:p>
      <text:p text:style-name="P2"><text:span text:style-name="T8">An area can receive only one </text:span><text:span text:style-name="T10">unhallow </text:span><text:span text:style-name="T8">spell (and its associated spell effect) at a time.</text:span></text:p>
      <text:p text:style-name="P2"><text:span text:style-name="T10">Unhallow </text:span><text:span text:style-name="T8">counters but does not dispel </text:span><text:span text:style-name="T10">hallow</text:span><text:span text:style-name="T8">.</text:span></text:p>
      <text:p text:style-name="P2"><text:span text:style-name="T10">Material Component: </text:span><text:span text:style-name="T8">Herbs, oils, and incense worth at least 1,000 gp, plus 1,000 gp per level of the spell to be tied to the </text:span><text:span text:style-name="T10">unhallowed </text:span><text:span text:style-name="T8">area.</text:span></text:p>
      <text:p text:style-name="P4"/>
      <text:p text:style-name="P2"><text:span text:style-name="T7">Unholy Aura</text:span></text:p>
      <text:p text:style-name="P2"><text:span text:style-name="T8">Abjuration [Evil]</text:span></text:p>
      <text:p text:style-name="P2"><text:span text:style-name="T9">Level:</text:span><text:span text:style-name="T8"> Clr 8, Evil 8</text:span></text:p>
      <text:p text:style-name="P2"><text:span text:style-name="T9">Components:</text:span><text:span text:style-name="T8"> V, S, F</text:span></text:p>
      <text:p text:style-name="P2"><text:span text:style-name="T9">Casting Time:</text:span><text:span text:style-name="T8"> 1 standard action</text:span></text:p>
      <text:p text:style-name="P2"><text:span text:style-name="T9">Range:</text:span><text:span text:style-name="T8"> 20 ft.</text:span></text:p>
      <text:p text:style-name="P2"><text:span text:style-name="T9">Targets:</text:span><text:span text:style-name="T8"> One creature/level in a 20-ft.-radius burst centered on you</text:span></text:p>
      <text:p text:style-name="P2"><text:span text:style-name="T9">Duration:</text:span><text:span text:style-name="T8"> 1 round/level (D)</text:span></text:p>
      <text:p text:style-name="P2"><text:span text:style-name="T9">Saving Throw:</text:span><text:span text:style-name="T8"> See text</text:span></text:p>
      <text:p text:style-name="P2"><text:span text:style-name="T9">Spell Resistance:</text:span><text:span text:style-name="T8"> Yes (harmless)</text:span></text:p>
      <text:p text:style-name="P2"><text:span text:style-name="T8">A malevolent darkness surrounds the subjects, protecting them from attacks, granting them resistance to spells cast by good creatures, and weakening good creatures when they strike the subjects. This abjuration has four effects.</text:span></text:p>
      <text:p text:style-name="P2"><text:soft-page-break/><text:span text:style-name="T8">First, each warded creature gains a +4 deflection bonus to AC and a +4 resistance bonus on saves. Unlike the effect of </text:span><text:span text:style-name="T10">protection from good</text:span><text:span text:style-name="T8">, this benefit applies against all attacks, not just against attacks by good creatures.</text:span></text:p>
      <text:p text:style-name="P2"><text:span text:style-name="T8">Second, a warded creature gains spell resistance 25 against good spells and spells cast by good creatures.</text:span></text:p>
      <text:p text:style-name="P2"><text:span text:style-name="T8">Third, the abjuration blocks possession and mental influence, just as </text:span><text:span text:style-name="T10">protection from good </text:span><text:span text:style-name="T8">does.</text:span></text:p>
      <text:p text:style-name="P2"><text:span text:style-name="T8">Finally, if a good creature succeeds on a melee attack against a warded creature, the offending attacker takes 1d6 points of temporary Strength damage (Fortitude negates).</text:span></text:p>
      <text:p text:style-name="P2"><text:span text:style-name="T10">Focus: </text:span><text:span text:style-name="T8">A tiny reliquary containing some sacred relic, such as a piece of parchment from an unholy text. The reliquary costs at least 500 gp.</text:span></text:p>
      <text:p text:style-name="P4"/>
      <text:p text:style-name="P2"><text:span text:style-name="T7">Unholy Blight</text:span></text:p>
      <text:p text:style-name="P2"><text:span text:style-name="T8">Evocation [Evil]</text:span></text:p>
      <text:p text:style-name="P2"><text:span text:style-name="T9">Level:</text:span><text:span text:style-name="T8"> Evil 4</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Area:</text:span><text:span text:style-name="T8"> 20-ft.-radius spread</text:span></text:p>
      <text:p text:style-name="P2"><text:span text:style-name="T9">Duration:</text:span><text:span text:style-name="T8"> Instantaneous (1d4 rounds); see text</text:span></text:p>
      <text:p text:style-name="P2"><text:span text:style-name="T9">Saving Throw: </text:span><text:span text:style-name="T8">Will partial</text:span></text:p>
      <text:p text:style-name="P2"><text:span text:style-name="T9">Spell Resistance:</text:span><text:span text:style-name="T8"> Yes</text:span></text:p>
      <text:p text:style-name="P2"><text:span text:style-name="T8">You call up unholy power to smite your enemies. The power takes the form of a cold, cloying miasma of greasy darkness.</text:span></text:p>
      <text:p text:style-name="P2"><text:span text:style-name="T8">Only good and neutral (not evil) creatures are harmed by the spell.</text:span></text:p>
      <text:p text:style-name="P2"><text:span text:style-name="T8">The spell deals 1d8 points of damage per two caster levels (maximum 5d8) to a good creature (or 1d6 per caster level, maximum 10d6, to a good outsider) and causes it to be sickened for 1d4 rounds. A successful Will save reduces damage to half and negates the sickened effect. The effects cannot be negated by </text:span><text:span text:style-name="T10">remove disease </text:span><text:span text:style-name="T8">or </text:span><text:span text:style-name="T10">heal, </text:span><text:span text:style-name="T8">but </text:span><text:span text:style-name="T10">remove curse </text:span><text:span text:style-name="T8">is effective.</text:span></text:p>
      <text:p text:style-name="P2"><text:span text:style-name="T8">The spell deals only half damage to creatures who are neither evil nor good, and they are not sickened. Such a creature can reduce the damage in half again (down to one-quarter) with a successful Will save.</text:span></text:p>
      <text:p text:style-name="P4"/>
      <text:p text:style-name="P2"><text:soft-page-break/><text:span text:style-name="T7">Unseen Servant</text:span></text:p>
      <text:p text:style-name="P2"><text:span text:style-name="T8">Conjuration (Creation)</text:span></text:p>
      <text:p text:style-name="P2"><text:span text:style-name="T9">Level:</text:span><text:span text:style-name="T8"> Brd 1, Sor/Wiz 1</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Effect:</text:span><text:span text:style-name="T8"> One invisible, mindless, shapeless servant</text:span></text:p>
      <text:p text:style-name="P2"><text:span text:style-name="T9">Duration:</text:span><text:span text:style-name="T8"> 1 hour/level</text:span></text:p>
      <text:p text:style-name="P2"><text:span text:style-name="T9">Saving Throw:</text:span><text:span text:style-name="T8"> None</text:span></text:p>
      <text:p text:style-name="P2"><text:span text:style-name="T9">Spell Resistance:</text:span><text:span text:style-name="T8"> No</text:span></text:p>
      <text:p text:style-name="P2"><text:span text:style-name="T8">An </text:span><text:span text:style-name="T10">unseen servant </text:span><text:span text:style-name="T8">is an invisible, mindless, shapeless force that performs simple tasks at your command. It can run and fetch things, open unstuck doors, and hold chairs, as well as clean and mend. The servant can perform only one activity at a time, but it repeats the same activity over and over again if told to do so as long as you remain within range. It can open only normal doors, drawers, lids, and the like. It has an effective Strength score of 2 (so it can lift 20 pounds or drag 100 pounds). It can trigger traps and such, but it can exert only 20 pounds of force, which is not enough to activate certain pressure plates and other devices. It can’t perform any task that requires a skill check with a DC higher than 10 or that requires a check using a skill that can’t be used untrained. Its speed is 15 feet.</text:span></text:p>
      <text:p text:style-name="P2"><text:span text:style-name="T8">The servant cannot attack in any way; it is never allowed an attack roll. It cannot be killed, but it dissipates if it takes 6 points of damage from area attacks. (It gets no saves against attacks.) If you attempt to send it beyond the spell’s range (measured from your current position), the servant ceases to exist.</text:span></text:p>
      <text:p text:style-name="P2"><text:span text:style-name="T10">Material Component: </text:span><text:span text:style-name="T8">A piece of string and a bit of wood.</text:span></text:p>
      <text:p text:style-name="P4"/>
      <text:p text:style-name="P2"><text:span text:style-name="T7">Vampiric Touch</text:span></text:p>
      <text:p text:style-name="P2"><text:span text:style-name="T8">Necromancy</text:span></text:p>
      <text:p text:style-name="P2"><text:span text:style-name="T9">Level:</text:span><text:span text:style-name="T8"> Sor/Wiz 3</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Living creature touched</text:span></text:p>
      <text:p text:style-name="P2"><text:soft-page-break/><text:span text:style-name="T9">Duration:</text:span><text:span text:style-name="T8"> Instantaneous/1 hour; see text</text:span></text:p>
      <text:p text:style-name="P2"><text:span text:style-name="T9">Saving Throw:</text:span><text:span text:style-name="T8"> None</text:span></text:p>
      <text:p text:style-name="P2"><text:span text:style-name="T9">Spell Resistance:</text:span><text:span text:style-name="T8"> Yes</text:span></text:p>
      <text:p text:style-name="P2"><text:span text:style-name="T8">You must succeed on a melee touch attack. Your touch deals 1d6 points of damage per two caster levels (maximum 10d6). You gain temporary hit points equal to the damage you deal. However, you can’t gain more than the subject’s current hit points +10, which is enough to kill the subject. The temporary hit points disappear 1 hour later.</text:span></text:p>
      <text:p text:style-name="P4"/>
      <text:p text:style-name="P2"><text:span text:style-name="T7">Veil</text:span></text:p>
      <text:p text:style-name="P2"><text:span text:style-name="T8">Illusion (Glamer)</text:span></text:p>
      <text:p text:style-name="P2"><text:span text:style-name="T9">Level:</text:span><text:span text:style-name="T8"> Brd 6, Sor/Wiz 6</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Long (400 ft. + 40 ft./level)</text:span></text:p>
      <text:p text:style-name="P2"><text:span text:style-name="T9">Targets:</text:span><text:span text:style-name="T8"> One or more creatures, no two of which can be more than 30 ft. apart</text:span></text:p>
      <text:p text:style-name="P2"><text:span text:style-name="T9">Duration:</text:span><text:span text:style-name="T8"> Concentration + 1 hour/level (D)</text:span></text:p>
      <text:p text:style-name="P2"><text:span text:style-name="T9">Saving Throw: </text:span><text:span text:style-name="T8">Will negates; see text</text:span></text:p>
      <text:p text:style-name="P2"><text:span text:style-name="T9">Spell Resistance:</text:span><text:span text:style-name="T8"> Yes; see text</text:span></text:p>
      <text:p text:style-name="P2"><text:span text:style-name="T8">You instantly change the appearance of the subjects and then maintain that appearance for the spell’s duration. You can make the subjects appear to be anything you wish. The subjects look, feel, and smell just like the creatures the spell makes them resemble. Affected creatures resume their normal appearances if slain. You must succeed on a Disguise check to duplicate the appearance of a specific individual. This spell gives you a +10 bonus on the check.</text:span></text:p>
      <text:p text:style-name="P2"><text:span text:style-name="T8">Unwilling targets can negate the spell’s effect on them by making Will saves or with spell resistance. Those who interact with the subjects can attempt Will disbelief saves to see through the glamer, but spell resistance doesn’t help.</text:span></text:p>
      <text:p text:style-name="P4"/>
      <text:p text:style-name="P2"><text:span text:style-name="T7">Ventriloquism</text:span></text:p>
      <text:p text:style-name="P2"><text:span text:style-name="T8">Illusion (Figment)</text:span></text:p>
      <text:p text:style-name="P2"><text:span text:style-name="T9">Level:</text:span><text:span text:style-name="T8"> Brd 1, Sor/Wiz 1</text:span></text:p>
      <text:p text:style-name="P2"><text:soft-page-break/><text:span text:style-name="T9">Components:</text:span><text:span text:style-name="T8"> V, F</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Effect:</text:span><text:span text:style-name="T8"> Intelligible sound, usually speech</text:span></text:p>
      <text:p text:style-name="P2"><text:span text:style-name="T9">Duration:</text:span><text:span text:style-name="T8"> 1 min./level (D)</text:span></text:p>
      <text:p text:style-name="P2"><text:span text:style-name="T9">Saving Throw: </text:span><text:span text:style-name="T8">Will disbelief (if interacted with)</text:span></text:p>
      <text:p text:style-name="P2"><text:span text:style-name="T9">Spell Resistance:</text:span><text:span text:style-name="T8"> No</text:span></text:p>
      <text:p text:style-name="P2"><text:span text:style-name="T8">You can make your voice (or any sound that you can normally make vocally) seem to issue from someplace else. You can speak in any language you know. With respect to such voices and sounds, anyone who hears the sound and rolls a successful save recognizes it as illusory (but still hears it).</text:span></text:p>
      <text:p text:style-name="P2"><text:span text:style-name="T10">Focus: </text:span><text:span text:style-name="T8">A parchment rolled up into a small cone.</text:span></text:p>
      <text:p text:style-name="P4"/>
      <text:p text:style-name="P2"><text:span text:style-name="T7">Virtue</text:span></text:p>
      <text:p text:style-name="P2"><text:span text:style-name="T8">Transmutation</text:span></text:p>
      <text:p text:style-name="P2"><text:span text:style-name="T9">Level:</text:span><text:span text:style-name="T8"> Clr 0, Drd 0, Pal 1</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Creature touched</text:span></text:p>
      <text:p text:style-name="P2"><text:span text:style-name="T9">Duration:</text:span><text:span text:style-name="T8"> 1 min.</text:span></text:p>
      <text:p text:style-name="P2"><text:span text:style-name="T9">Saving Throw:</text:span><text:span text:style-name="T8"> Fortitude negates (harmless)</text:span></text:p>
      <text:p text:style-name="P2"><text:span text:style-name="T9">Spell Resistance:</text:span><text:span text:style-name="T8"> Yes (harmless)</text:span></text:p>
      <text:p text:style-name="P2"><text:span text:style-name="T8">The subject gains 1 temporary hit point.</text:span></text:p>
      <text:p text:style-name="P4"><text:soft-page-break/></text:p>
      <text:p text:style-name="P2"><text:span text:style-name="T7">Vision</text:span></text:p>
      <text:p text:style-name="P2"><text:span text:style-name="T8">Divination</text:span></text:p>
      <text:p text:style-name="P2"><text:span text:style-name="T9">Level:</text:span><text:span text:style-name="T8"> Sor/Wiz 7</text:span></text:p>
      <text:p text:style-name="P2"><text:span text:style-name="T9">Components:</text:span><text:span text:style-name="T8"> V, S, M, XP</text:span></text:p>
      <text:p text:style-name="P2"><text:span text:style-name="T9">Casting Time:</text:span><text:span text:style-name="T8"> 1 standard action</text:span></text:p>
      <text:p text:style-name="P2"><text:span text:style-name="T8">This spell functions like </text:span><text:span text:style-name="T10">legend lore, </text:span><text:span text:style-name="T8">except that it works more quickly but produces some strain on you. You pose a question about some person, place, or object, then cast the spell. If the person or object is at hand or if you are in the place in question, you receive a vision about it by succeeding on a caster level check (1d20 +1 per caster level; maximum +25) against DC 20. If only detailed information on the person, place, or object is known, the DC is 25, and the information gained is incomplete. If only rumors are known, the DC is 30, and the information gained is vague.</text:span></text:p>
      <text:p text:style-name="P2"><text:span text:style-name="T10">XP Cost: </text:span><text:span text:style-name="T8">100 XP.</text:span></text:p>
      <text:p text:style-name="P4"/>
      <text:p text:style-name="P2"><text:span text:style-name="T7">Wail of the Banshee</text:span></text:p>
      <text:p text:style-name="P2"><text:span text:style-name="T8">Necromancy [Death, Sonic]</text:span></text:p>
      <text:p text:style-name="P2"><text:span text:style-name="T9">Level:</text:span><text:span text:style-name="T8"> Death 9, Sor/Wiz 9</text:span></text:p>
      <text:p text:style-name="P2"><text:span text:style-name="T9">Components:</text:span><text:span text:style-name="T8"> V</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Area:</text:span><text:span text:style-name="T8"> One living creature/level within a 40-ft.-radius spread</text:span></text:p>
      <text:p text:style-name="P2"><text:span text:style-name="T9">Duration:</text:span><text:span text:style-name="T8"> Instantaneous</text:span></text:p>
      <text:p text:style-name="P2"><text:span text:style-name="T9">Saving Throw:</text:span><text:span text:style-name="T8"> Fortitude negates</text:span></text:p>
      <text:p text:style-name="P2"><text:span text:style-name="T9">Spell Resistance:</text:span><text:span text:style-name="T8"> Yes</text:span></text:p>
      <text:p text:style-name="P2"><text:span text:style-name="T8">You emit a terrible scream that kills creatures that hear it (except for yourself ). Creatures closest to the point of origin are affected first.</text:span></text:p>
      <text:p text:style-name="P4"/>
      <text:p text:style-name="P2"><text:soft-page-break/><text:span text:style-name="T7">Wall of Fire</text:span></text:p>
      <text:p text:style-name="P2"><text:span text:style-name="T8">Evocation [Fire]</text:span></text:p>
      <text:p text:style-name="P2"><text:span text:style-name="T9">Level:</text:span><text:span text:style-name="T8"> Drd 5, Fire 4, Sor/Wiz 4</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Effect:</text:span><text:span text:style-name="T8"> Opaque sheet of flame up to 20 ft. long/level or a ring of fire with a radius of up to 5 ft. per two levels; either form 20 ft. high</text:span></text:p>
      <text:p text:style-name="P2"><text:span text:style-name="T9">Duration:</text:span><text:span text:style-name="T8"> Concentration + 1 round/level</text:span></text:p>
      <text:p text:style-name="P2"><text:span text:style-name="T9">Saving Throw:</text:span><text:span text:style-name="T8"> None</text:span></text:p>
      <text:p text:style-name="P2"><text:span text:style-name="T9">Spell Resistance:</text:span><text:span text:style-name="T8"> Yes</text:span></text:p>
      <text:p text:style-name="P2"><text:span text:style-name="T8">An immobile, blazing curtain of shimmering violet fire springs into existence. One side of the wall, selected by you, sends forth waves of heat, dealing 2d4 points of fire damage to creatures within 10 feet and 1d4 points of fire damage to those past 10 feet but within 20 feet. The wall deals this damage when it appears and on your turn each round to all creatures in the area. In addition, the wall deals 2d6 points of fire damage +1 point of fire damage per caster level (maximum +20) to any creature passing through it. The wall deals double damage to undead creatures.</text:span></text:p>
      <text:p text:style-name="P2"><text:span text:style-name="T8">If you evoke the wall so that it appears where creatures are, each creature takes damage as if passing through the wall. If any 5-foot length of wall takes 20 points of cold damage or more in 1 round, that length goes out. (Do not divide cold damage by 4, as normal for objects.)</text:span></text:p>
      <text:p text:style-name="P2"><text:span text:style-name="T10">Wall of fire </text:span><text:span text:style-name="T8">can be made permanent with a </text:span><text:span text:style-name="T10">permanency </text:span><text:span text:style-name="T8">spell. A permanent </text:span><text:span text:style-name="T10">wall of fire </text:span><text:span text:style-name="T8">that is extinguished by cold damage becomes inactive for 10 minutes, then reforms at normal strength.</text:span></text:p>
      <text:p text:style-name="P2"><text:span text:style-name="T10">Arcane Material Component: </text:span><text:span text:style-name="T8">A small piece of phosphorus.</text:span></text:p>
      <text:p text:style-name="P4"/>
      <text:p text:style-name="P2"><text:span text:style-name="T7">Wall of Force</text:span></text:p>
      <text:p text:style-name="P2"><text:span text:style-name="T8">Evocation [Force]</text:span></text:p>
      <text:p text:style-name="P2"><text:span text:style-name="T9">Level:</text:span><text:span text:style-name="T8"> Sor/Wiz 5</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oft-page-break/><text:span text:style-name="T9">Effect: </text:span><text:span text:style-name="T8">Wall whose area is up to one 10-ft. square/level</text:span></text:p>
      <text:p text:style-name="P2"><text:span text:style-name="T9">Duration:</text:span><text:span text:style-name="T8"> 1 round /level (D)</text:span></text:p>
      <text:p text:style-name="P2"><text:span text:style-name="T9">Saving Throw:</text:span><text:span text:style-name="T8"> None</text:span></text:p>
      <text:p text:style-name="P2"><text:span text:style-name="T9">Spell Resistance:</text:span><text:span text:style-name="T8"> No</text:span></text:p>
      <text:p text:style-name="P2"><text:span text:style-name="T8">A </text:span><text:span text:style-name="T10">wall of force </text:span><text:span text:style-name="T8">spell creates an invisible wall of force. The wall cannot move, it is immune to damage of all kinds, and it is unaffected by most spells, including </text:span><text:span text:style-name="T10">dispel magic</text:span><text:span text:style-name="T8">. However, </text:span><text:span text:style-name="T10">disintegrate </text:span><text:span text:style-name="T8">immediately destroys it, as does a </text:span><text:span text:style-name="T10">rod of cancellation</text:span><text:span text:style-name="T8">, a </text:span><text:span text:style-name="T10">sphere of annihilation, </text:span><text:span text:style-name="T8">or a </text:span><text:span text:style-name="T10">mage’s disjunction </text:span><text:span text:style-name="T8">spell. Breath weapons and spells cannot pass through the wall in either direction, although </text:span><text:span text:style-name="T10">dimension door, teleport, </text:span><text:span text:style-name="T8">and similar effects can bypass the barrier. It blocks ethereal creatures as well as material ones (though ethereal creatures can usually get around the wall by floating under or over it through material floors and ceilings). Gaze attacks can operate through a </text:span><text:span text:style-name="T10">wall of force</text:span><text:span text:style-name="T8">.</text:span></text:p>
      <text:p text:style-name="P8"><text:span text:style-name="T2">The caster can form the wall into a flat, vertical plane whose area is up to one 10- foot square per level. The wall must be continuous and unbroken when formed. If its surface is broken by any object or creature, the spell fails.</text:span></text:p>
      <text:p text:style-name="P2"><text:span text:style-name="T10">Wall of force </text:span><text:span text:style-name="T8">can be made permanent with a </text:span><text:span text:style-name="T10">permanency </text:span><text:span text:style-name="T8">spell.</text:span></text:p>
      <text:p text:style-name="P2"><text:span text:style-name="T10">Material Component: </text:span><text:span text:style-name="T8">A pinch of powder made from a clear gem.</text:span></text:p>
      <text:p text:style-name="P4"/>
      <text:p text:style-name="P2"><text:span text:style-name="T7">Wall of Ice</text:span></text:p>
      <text:p text:style-name="P2"><text:span text:style-name="T8">Evocation [Cold]</text:span></text:p>
      <text:p text:style-name="P2"><text:span text:style-name="T9">Level:</text:span><text:span text:style-name="T8"> Sor/Wiz 4</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Effect:</text:span><text:span text:style-name="T8"> Anchored plane of ice, up to one 10-ft. square/level, or hemisphere of ice with a radius of up to 3 ft. + 1 ft./level</text:span></text:p>
      <text:p text:style-name="P2"><text:span text:style-name="T9">Duration:</text:span><text:span text:style-name="T8"> 1 min./level</text:span></text:p>
      <text:p text:style-name="P2"><text:span text:style-name="T9">Saving Throw:</text:span><text:span text:style-name="T8"> Reflex negates; see text</text:span></text:p>
      <text:p text:style-name="P2"><text:span text:style-name="T9">Spell Resistance:</text:span><text:span text:style-name="T8"> Yes</text:span></text:p>
      <text:p text:style-name="P2"><text:span text:style-name="T8">This spell creates an anchored plane of ice or a hemisphere of ice, depending on the version selected. A </text:span><text:span text:style-name="T10">wall of ice </text:span><text:span text:style-name="T8">cannot form in an area occupied by physical objects or creatures. Its surface must be smooth and unbroken when created. Any creature adjacent to the wall when it is created may attempt a Reflex save to disrupt the wall as it is being formed. A successful save indicates that the spell automatically fails. Fire can melt a </text:span><text:span text:style-name="T10">wall of ice, </text:span><text:span text:style-name="T8">and it deals full damage to the wall (instead of the normal half damage taken by objects). Suddenly melting a </text:span><text:span text:style-name="T10">wall of ice </text:span><text:span text:style-name="T8">creates a great cloud of steamy fog that lasts for 10 minutes.</text:span></text:p>
      <text:p text:style-name="P2"><text:span text:style-name="T10">Ice Plane: </text:span><text:span text:style-name="T8">A sheet of strong, hard ice appears. The wall is 1 inch thick per caster level. It covers up to a 10-foot-square area per caster level (so a 10th-level wizard can create a wall of ice 100 feet long and 10 feet high, a wall 50 feet long and 20 feet high, or some other combination of length and height that does not exceed 1,000 square feet). The plane can be oriented in any fashion as long as it is anchored. A vertical wall need only be anchored on the floor, while a horizontal or slanting wall must be anchored on two opposite sides.</text:span></text:p>
      <text:p text:style-name="P2"><text:soft-page-break/><text:span text:style-name="T8">Each 10-foot square of wall has 3 hit points per inch of thickness. Creatures can hit the wall automatically. A section of wall whose hit points drop to 0 is breached. If a creature tries to break through the wall with a single attack, the DC for the Strength check is 15 + caster level.</text:span></text:p>
      <text:p text:style-name="P2"><text:span text:style-name="T8">Even when the ice has been broken through, a sheet of frigid air remains. Any creature stepping through it (including the one who broke through the wall) takes 1d6 points of cold damage +1 point per caster level (no save).</text:span></text:p>
      <text:p text:style-name="P2"><text:span text:style-name="T10">Hemisphere: </text:span><text:span text:style-name="T8">The wall takes the form of a hemisphere whose maximum radius is 3 feet + 1 foot per caster level. The </text:span><text:span text:style-name="T10">hemisphere </text:span><text:span text:style-name="T8">is as hard to break through as the </text:span><text:span text:style-name="T10">ice plane </text:span><text:span text:style-name="T8">form, but it does not deal damage to those who go through a breach.</text:span></text:p>
      <text:p text:style-name="P2"><text:span text:style-name="T10">Material Component: </text:span><text:span text:style-name="T8">A small piece of quartz or similar rock crystal.</text:span></text:p>
      <text:p text:style-name="P4"/>
      <text:p text:style-name="P2"><text:span text:style-name="T7">Wall of Iron</text:span></text:p>
      <text:p text:style-name="P2"><text:span text:style-name="T8">Conjuration (Creation)</text:span></text:p>
      <text:p text:style-name="P2"><text:span text:style-name="T9">Level:</text:span><text:span text:style-name="T8"> Sor/Wiz 6</text:span></text:p>
      <text:p text:style-name="P2"><text:span text:style-name="T9">Components:</text:span><text:span text:style-name="T8"> V, S, M</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Effect:</text:span><text:span text:style-name="T8"> Iron wall whose area is up to one 5-ft. square/level; see text</text:span></text:p>
      <text:p text:style-name="P2"><text:span text:style-name="T9">Duration:</text:span><text:span text:style-name="T8"> Instantaneous</text:span></text:p>
      <text:p text:style-name="P2"><text:span text:style-name="T9">Saving Throw:</text:span><text:span text:style-name="T8"> See text</text:span></text:p>
      <text:p text:style-name="P2"><text:span text:style-name="T9">Spell Resistance:</text:span><text:span text:style-name="T8"> No</text:span></text:p>
      <text:p text:style-name="P2"><text:span text:style-name="T8">You cause a flat, vertical iron wall to spring into being. The wall inserts itself into any surrounding nonliving material if its area is sufficient to do so. The wall cannot be conjured so that it occupies the same space as a creature or another object. It must always be a flat plane, though you can shape its edges to fit the available space.</text:span></text:p>
      <text:p text:style-name="P2"><text:span text:style-name="T8">A </text:span><text:span text:style-name="T10">wall of iron </text:span><text:span text:style-name="T8">is 1 inch thick per four caster levels. You can double the wall’s area by halving its thickness. Each 5- foot square of the wall has 30 hit points per inch of thickness and hardness 10. A section of wall whose hit points drop to 0 is breached. If a creature tries to break through the wall with a single attack, the DC for the Strength check is 25 + 2 per inch of thickness.</text:span></text:p>
      <text:p text:style-name="P2"><text:span text:style-name="T8">If you desire, the wall can be created vertically resting on a flat surface but not attached to the surface, so that it can be tipped over to fall on and crush creatures beneath it. The wall is 50% likely to tip in either direction if left unpushed. Creatures can push the wall in one direction rather than letting it fall randomly. A creature must make a DC 40 Strength check to push the wall over. Creatures with room to flee the falling wall may do so by making successful Reflex saves. Any Large or smaller creature that fails takes 10d6 points of damage. The wall cannot crush Huge and larger creatures.</text:span></text:p>
      <text:p text:style-name="P2"><text:span text:style-name="T8">Like any iron wall, this wall is subject to rust, perforation, and other natural phenomena.</text:span></text:p>
      <text:p text:style-name="P2"><text:span text:style-name="T10">Material Component: </text:span><text:span text:style-name="T8">A small piece of sheet iron plus gold dust worth 50 gp (1 pound of gold dust).</text:span></text:p>
      <text:p text:style-name="P4"/>
      <text:p text:style-name="P2"><text:soft-page-break/><text:span text:style-name="T7">Wall of Stone</text:span></text:p>
      <text:p text:style-name="P2"><text:span text:style-name="T8">Conjuration (Creation) [Earth]</text:span></text:p>
      <text:p text:style-name="P2"><text:span text:style-name="T9">Level:</text:span><text:span text:style-name="T8"> Clr 5, Drd 6, Earth 5, Sor/Wiz 5</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Effect:</text:span><text:span text:style-name="T8"> Stone wall whose area is up to one 5-ft. square/level (S)</text:span></text:p>
      <text:p text:style-name="P2"><text:span text:style-name="T9">Duration:</text:span><text:span text:style-name="T8"> Instantaneous</text:span></text:p>
      <text:p text:style-name="P2"><text:span text:style-name="T9">Saving Throw:</text:span><text:span text:style-name="T8"> See text</text:span></text:p>
      <text:p text:style-name="P2"><text:span text:style-name="T9">Spell Resistance:</text:span><text:span text:style-name="T8"> No</text:span></text:p>
      <text:p text:style-name="P2"><text:span text:style-name="T8">This spell creates a wall of rock that merges into adjoining rock surfaces. A </text:span><text:span text:style-name="T10">wall of stone </text:span><text:span text:style-name="T8">is 1 inch thick per four caster levels and composed of up to one 5-foot square per level. You can double the wall’s area by halving its thickness. The wall cannot be conjured so that it occupies the same space as a creature or another object.</text:span></text:p>
      <text:p text:style-name="P2"><text:span text:style-name="T8">Unlike a </text:span><text:span text:style-name="T10">wall of iron, </text:span><text:span text:style-name="T8">you can create a </text:span><text:span text:style-name="T10">wall of stone </text:span><text:span text:style-name="T8">in almost any shape you desire. The wall created need not be vertical, nor rest upon any firm foundation; however, it must merge with and be solidly supported by existing stone. It can be used to bridge a chasm, for instance, or as a ramp. For this use, if the span is more than 20 feet, the wall must be arched and buttressed. This requirement reduces the spell’s area by half. The wall can be crudely shaped to allow crenellations, battlements, and so forth by likewise reducing the area.</text:span></text:p>
      <text:p text:style-name="P2"><text:span text:style-name="T8">Like any other stone wall, this one can be destroyed by a </text:span><text:span text:style-name="T10">disintegrate </text:span><text:span text:style-name="T8">spell or by normal means such as breaking and chipping. Each 5-foot square of the wall has 15 hit points per inch of thickness and hardness 8. A section of wall whose hit points drop to 0 is breached. If a creature tries to break through the wall with a single attack, the DC for the Strength check is 20 + 2 per inch of thickness.</text:span></text:p>
      <text:p text:style-name="P2"><text:span text:style-name="T8">It is possible, but difficult, to trap mobile opponents within or under a </text:span><text:span text:style-name="T10">wall of stone</text:span><text:span text:style-name="T8">, provided the wall is shaped so it can hold the creatures. Creatures can avoid entrapment with successful Reflex saves.</text:span></text:p>
      <text:p text:style-name="P2"><text:span text:style-name="T10">Arcane Material Component: </text:span><text:span text:style-name="T8">A small block of granite.</text:span></text:p>
      <text:p text:style-name="P4"/>
      <text:p text:style-name="P2"><text:span text:style-name="T7">Wall of Thorns</text:span></text:p>
      <text:p text:style-name="P2"><text:span text:style-name="T8">Conjuration (Creation)</text:span></text:p>
      <text:p text:style-name="P2"><text:span text:style-name="T9">Level:</text:span><text:span text:style-name="T8"> Drd 5, Plant 5</text:span></text:p>
      <text:p text:style-name="P2"><text:span text:style-name="T9">Components:</text:span><text:span text:style-name="T8"> V, S</text:span></text:p>
      <text:p text:style-name="P2"><text:span text:style-name="T9">Casting Time:</text:span><text:span text:style-name="T8"> 1 standard action</text:span></text:p>
      <text:p text:style-name="P2"><text:soft-page-break/><text:span text:style-name="T9">Range: </text:span><text:span text:style-name="T8">Medium (100 ft. + 10 ft./level)</text:span></text:p>
      <text:p text:style-name="P2"><text:span text:style-name="T9">Effect: </text:span><text:span text:style-name="T8">Wall of thorny brush, up to one 10-ft. cube/level (S)</text:span></text:p>
      <text:p text:style-name="P2"><text:span text:style-name="T9">Duration:</text:span><text:span text:style-name="T8"> 10 min./level (D)</text:span></text:p>
      <text:p text:style-name="P2"><text:span text:style-name="T9">Saving Throw:</text:span><text:span text:style-name="T8"> None</text:span></text:p>
      <text:p text:style-name="P2"><text:span text:style-name="T9">Spell Resistance:</text:span><text:span text:style-name="T8"> No</text:span></text:p>
      <text:p text:style-name="P2"><text:span text:style-name="T8">A </text:span><text:span text:style-name="T10">wall of thorns </text:span><text:span text:style-name="T8">spell creates a barrier of very tough, pliable, tangled brush bearing needle-sharp thorns as long as a human’s finger. Any creature forced into or attempting to move through a </text:span><text:span text:style-name="T10">wall of thorns </text:span><text:span text:style-name="T8">takes slashing damage per round of movement equal to 25 minus the creature’s AC. Dexterity and dodge bonuses to AC do not count for this calculation. (Creatures with an Armor Class of 25 or higher, without considering Dexterity and dodge bonuses, take no damage from contact with the wall.)</text:span></text:p>
      <text:p text:style-name="P2"><text:span text:style-name="T8">You can make the wall as thin as 5 feet thick, which allows you to shape the wall as a number of 10-by-10-by-5-foot blocks equal to twice your caster level. This has no effect on the damage dealt by the thorns, but any creature attempting to break through takes that much less time to force its way through the barrier.</text:span></text:p>
      <text:p text:style-name="P2"><text:span text:style-name="T8">Creatures can force their way slowly through the wall by making a Strength check as a full-round action. For every 5 points by which the check exceeds 20, a creature moves 5 feet (up to a maximum distance equal to its normal land speed). Of course, moving or attempting to move through the thorns incurs damage as described above. A creature trapped in the thorns can choose to remain motionless in order to avoid taking any more damage.</text:span></text:p>
      <text:p text:style-name="P2"><text:span text:style-name="T8">Any creature within the area of the spell when it is cast takes damage as if it had moved into the wall and is caught inside. In order to escape, it must attempt to push its way free, or it can wait until the spell ends. Creatures with the ability to pass through overgrown areas unhindered can pass through a </text:span><text:span text:style-name="T10">wall of thorns </text:span><text:span text:style-name="T8">at normal speed without taking damage.</text:span></text:p>
      <text:p text:style-name="P2"><text:span text:style-name="T8">A </text:span><text:span text:style-name="T10">wall of thorns </text:span><text:span text:style-name="T8">can be breached by slow work with edged weapons. Chopping away at the wall creates a safe passage 1 foot deep for every 10 minutes of work. Normal fire cannot harm the barrier, but magical fire burns it away in 10 minutes.</text:span></text:p>
      <text:p text:style-name="P2"><text:span text:style-name="T8">Despite its appearance, a </text:span><text:span text:style-name="T10">wall of thorns </text:span><text:span text:style-name="T8">is not actually a living plant, and thus is unaffected by spells that affect plants.</text:span></text:p>
      <text:p text:style-name="P4"/>
      <text:p text:style-name="P2"><text:span text:style-name="T7">Warp Wood</text:span></text:p>
      <text:p text:style-name="P2"><text:span text:style-name="T8">Transmutation</text:span></text:p>
      <text:p text:style-name="P2"><text:span text:style-name="T9">Level:</text:span><text:span text:style-name="T8"> Drd 2</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Close (25 ft. + 5 ft./2 levels)</text:span></text:p>
      <text:p text:style-name="P2"><text:span text:style-name="T9">Target:</text:span><text:span text:style-name="T8"> 1 Small wooden object/level, all within a 20-ft. radius</text:span></text:p>
      <text:p text:style-name="P2"><text:span text:style-name="T9">Duration:</text:span><text:span text:style-name="T8"> Instantaneous</text:span></text:p>
      <text:p text:style-name="P2"><text:span text:style-name="T9">Saving Throw: </text:span><text:span text:style-name="T8">Will negates (object)</text:span></text:p>
      <text:p text:style-name="P2"><text:soft-page-break/><text:span text:style-name="T9">Spell Resistance:</text:span><text:span text:style-name="T8"> Yes (object)</text:span></text:p>
      <text:p text:style-name="P2"><text:span text:style-name="T8">You cause wood to bend and warp, permanently destroying its straightness, form, and strength. A warped door springs open (or becomes stuck, requiring a Strength check to open, at your option). A boat or ship springs a leak. Warped ranged weapons are useless. A warped melee weapon causes a –4 penalty on attack rolls.</text:span></text:p>
      <text:p text:style-name="P2"><text:span text:style-name="T8">You may warp one Small or smaller object or its equivalent per caster level. A Medium object counts as two Small objects, a Large object as four, a Huge object as eight, a Gargantuan object as sixteen, and a Colossal object as thirty-two.</text:span></text:p>
      <text:p text:style-name="P2"><text:span text:style-name="T8">Alternatively, you can unwarp wood (effectively warping it back to normal) with this spell, straightening wood that has been warped by this spell or by other means. </text:span><text:span text:style-name="T10">Make whole</text:span><text:span text:style-name="T8">, on the other hand, does no good in repairing a warped item.</text:span></text:p>
      <text:p text:style-name="P2"><text:span text:style-name="T8">You can combine multiple consecutive </text:span><text:span text:style-name="T10">warp wood </text:span><text:span text:style-name="T8">spells to warp (or unwarp) an object that is too large for you to warp with a single spell. </text:span></text:p>
      <text:p text:style-name="P2"><text:span text:style-name="T8">Until the object is completely warped, it suffers no ill effects.</text:span></text:p>
      <text:p text:style-name="P4"/>
      <text:p text:style-name="P2"><text:span text:style-name="T7">Water Breathing</text:span></text:p>
      <text:p text:style-name="P2"><text:span text:style-name="T8">Transmutation</text:span></text:p>
      <text:p text:style-name="P2"><text:span text:style-name="T9">Level:</text:span><text:span text:style-name="T8"> Clr 3, Drd 3, Sor/Wiz 3, Water 3</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Living creatures touched</text:span></text:p>
      <text:p text:style-name="P2"><text:span text:style-name="T9">Duration:</text:span><text:span text:style-name="T8"> 2 hours/level; see text</text:span></text:p>
      <text:p text:style-name="P2"><text:span text:style-name="T9">Saving Throw: </text:span><text:span text:style-name="T8">Will negates (harmless)</text:span></text:p>
      <text:p text:style-name="P2"><text:span text:style-name="T9">Spell Resistance:</text:span><text:span text:style-name="T8"> Yes (harmless)</text:span></text:p>
      <text:p text:style-name="P2"><text:span text:style-name="T8">The transmuted creatures can breathe water freely. Divide the duration evenly among all the creatures you touch.</text:span></text:p>
      <text:p text:style-name="P2"><text:span text:style-name="T8">The spell does not make creatures unable to breathe air.</text:span></text:p>
      <text:p text:style-name="P2"><text:span text:style-name="T10">Arcane Material Component: </text:span><text:span text:style-name="T8">A short reed or piece of straw.</text:span></text:p>
      <text:p text:style-name="P4"/>
      <text:p text:style-name="P2"><text:soft-page-break/><text:span text:style-name="T7">Water Walk</text:span></text:p>
      <text:p text:style-name="P2"><text:span text:style-name="T8">Transmutation [Water]</text:span></text:p>
      <text:p text:style-name="P2"><text:span text:style-name="T9">Level:</text:span><text:span text:style-name="T8"> Clr 3, Rgr 3</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s:</text:span><text:span text:style-name="T8"> One touched creature/level</text:span></text:p>
      <text:p text:style-name="P2"><text:span text:style-name="T9">Duration:</text:span><text:span text:style-name="T8"> 10 min./level (D)</text:span></text:p>
      <text:p text:style-name="P2"><text:span text:style-name="T9">Saving Throw: </text:span><text:span text:style-name="T8">Will negates (harmless)</text:span></text:p>
      <text:p text:style-name="P2"><text:span text:style-name="T9">Spell Resistance:</text:span><text:span text:style-name="T8"> Yes (harmless)</text:span></text:p>
      <text:p text:style-name="P2"><text:span text:style-name="T8">The transmuted creatures can tread on any liquid as if it were firm ground. Mud, oil, snow, quicksand, running water, ice, and even lava can be traversed easily, since the subjects’ feet hover an inch or two above the surface. (Creatures crossing molten lava still take damage from the heat because they are near it.) The subjects can walk, run, charge, or otherwise move across the surface as if it were normal ground.</text:span></text:p>
      <text:p text:style-name="P2"><text:span text:style-name="T8">If the spell is cast underwater (or while the subjects are partially or wholly submerged in whatever liquid they are in), the subjects are borne toward the surface at 60 feet per round until they can stand on it.</text:span></text:p>
      <text:p text:style-name="P4"/>
      <text:p text:style-name="P2"><text:span text:style-name="T7">Waves of Exhaustion</text:span></text:p>
      <text:p text:style-name="P2"><text:span text:style-name="T8">Necromancy</text:span></text:p>
      <text:p text:style-name="P2"><text:span text:style-name="T9">Level:</text:span><text:span text:style-name="T8"> Sor/Wiz 7</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60 ft.</text:span></text:p>
      <text:p text:style-name="P2"><text:span text:style-name="T9">Area:</text:span><text:span text:style-name="T8"> Cone-shaped burst</text:span></text:p>
      <text:p text:style-name="P2"><text:span text:style-name="T9">Duration:</text:span><text:span text:style-name="T8"> Instantaneous</text:span></text:p>
      <text:p text:style-name="P2"><text:soft-page-break/><text:span text:style-name="T9">Saving Throw:</text:span><text:span text:style-name="T8"> No</text:span></text:p>
      <text:p text:style-name="P2"><text:span text:style-name="T9">Spell Resistance:</text:span><text:span text:style-name="T8"> Yes</text:span></text:p>
      <text:p text:style-name="P2"><text:span text:style-name="T8">Waves of negative energy cause all living creatures in the spell’s area to become exhausted. This spell has no effect on a creature that is already exhausted.</text:span></text:p>
      <text:p text:style-name="P4"/>
      <text:p text:style-name="P2"><text:span text:style-name="T7">Waves of Fatigue</text:span></text:p>
      <text:p text:style-name="P2"><text:span text:style-name="T8">Necromancy</text:span></text:p>
      <text:p text:style-name="P2"><text:span text:style-name="T9">Level:</text:span><text:span text:style-name="T8"> Sor/Wiz 5</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30 ft.</text:span></text:p>
      <text:p text:style-name="P2"><text:span text:style-name="T9">Area:</text:span><text:span text:style-name="T8"> Cone-shaped burst</text:span></text:p>
      <text:p text:style-name="P2"><text:span text:style-name="T9">Duration:</text:span><text:span text:style-name="T8"> Instantaneous</text:span></text:p>
      <text:p text:style-name="P2"><text:span text:style-name="T9">Saving Throw:</text:span><text:span text:style-name="T8"> No</text:span></text:p>
      <text:p text:style-name="P2"><text:span text:style-name="T9">Spell Resistance:</text:span><text:span text:style-name="T8"> Yes</text:span></text:p>
      <text:p text:style-name="P2"><text:span text:style-name="T8">Waves of negative energy render all living creatures in the spell’s area fatigued. This spell has no effect on a creature that is already fatigued.</text:span></text:p>
      <text:p text:style-name="P4"/>
      <text:p text:style-name="P2"><text:span text:style-name="T7">Web</text:span></text:p>
      <text:p text:style-name="P2"><text:span text:style-name="T8">Conjuration (Creation)</text:span></text:p>
      <text:p text:style-name="P2"><text:span text:style-name="T9">Level:</text:span><text:span text:style-name="T8"> Sor/Wiz 2</text:span></text:p>
      <text:p text:style-name="P2"><text:span text:style-name="T9">Components:</text:span><text:span text:style-name="T8"> V, S, M</text:span></text:p>
      <text:p text:style-name="P2"><text:span text:style-name="T9">Casting Time:</text:span><text:span text:style-name="T8"> 1 standard action</text:span></text:p>
      <text:p text:style-name="P2"><text:soft-page-break/><text:span text:style-name="T9">Range: </text:span><text:span text:style-name="T8">Medium (100 ft. + 10 ft./level)</text:span></text:p>
      <text:p text:style-name="P2"><text:span text:style-name="T9">Effect: </text:span><text:span text:style-name="T8">Webs in a 20-ft.-radius spread</text:span></text:p>
      <text:p text:style-name="P2"><text:span text:style-name="T9">Duration:</text:span><text:span text:style-name="T8"> 10 min./level (D)</text:span></text:p>
      <text:p text:style-name="P2"><text:span text:style-name="T9">Saving Throw:</text:span><text:span text:style-name="T8"> Reflex negates; see text</text:span></text:p>
      <text:p text:style-name="P2"><text:span text:style-name="T9">Spell Resistance:</text:span><text:span text:style-name="T8"> No</text:span></text:p>
      <text:p text:style-name="P2"><text:span text:style-name="T10">Web </text:span><text:span text:style-name="T8">creates a many-layered mass of strong, sticky strands. These strands trap those caught in them. The strands are similar to spider webs but far larger and tougher. These masses must be anchored to two or more solid and diametrically opposed points or else the web collapses upon itself and disappears. Creatures caught within a </text:span><text:span text:style-name="T10">web </text:span><text:span text:style-name="T8">become entangled among the gluey fibers. Attacking a creature in a web won’t cause you to become entangled.</text:span></text:p>
      <text:p text:style-name="P2"><text:span text:style-name="T8">Anyone in the effect’s area when the spell is cast must make a Reflex save. If this save succeeds, the creature is entangled, but not prevented from moving, though moving is more difficult than normal for being entangled (see below). If the save fails, the creature is entangled and can’t move from its space, but can break loose by spending 1 round and making a DC 20 Strength check or a DC 25 Escape Artist check. Once loose (either by making the initial Reflex save or a later Strength check or Escape Artist check), a creature remains entangled, but may move through the </text:span><text:span text:style-name="T10">web </text:span><text:span text:style-name="T8">very slowly. Each round devoted to moving allows the creature to make a new Strength check or Escape Artist check. The creature moves 5 feet for each full 5 points by which the check result exceeds 10.</text:span></text:p>
      <text:p text:style-name="P2"><text:span text:style-name="T8">If you have at least 5 feet of web between you and an opponent, it provides cover. If you have at least 20 feet of web between you, it provides total cover.</text:span></text:p>
      <text:p text:style-name="P2"><text:span text:style-name="T8">The strands of a </text:span><text:span text:style-name="T10">web </text:span><text:span text:style-name="T8">spell are flammable. A magic </text:span><text:span text:style-name="T10">flaming sword </text:span><text:span text:style-name="T8">can slash them away as easily as a hand brushes away cobwebs. Any fire can set the webs alight and burn away 5 square feet in 1 round. All creatures within flaming webs take 2d4 points of fire damage from the flames.</text:span></text:p>
      <text:p text:style-name="P2"><text:span text:style-name="T10">Web </text:span><text:span text:style-name="T8">can be made permanent with a </text:span><text:span text:style-name="T10">permanency </text:span><text:span text:style-name="T8">spell. A permanent </text:span><text:span text:style-name="T10">web </text:span><text:span text:style-name="T8">that is damaged (but not destroyed) regrows in 10 minutes.</text:span></text:p>
      <text:p text:style-name="P2"><text:span text:style-name="T10">Material Component: </text:span><text:span text:style-name="T8">A bit of spider web.</text:span></text:p>
      <text:p text:style-name="P4"/>
      <text:p text:style-name="P2"><text:span text:style-name="T7">Weird</text:span></text:p>
      <text:p text:style-name="P2"><text:span text:style-name="T8">Illusion (Phantasm) [Fear, Mind-Affecting]</text:span></text:p>
      <text:p text:style-name="P2"><text:span text:style-name="T9">Level:</text:span><text:span text:style-name="T8"> Sor/Wiz 9</text:span></text:p>
      <text:p text:style-name="P2"><text:span text:style-name="T9">Targets:</text:span><text:span text:style-name="T8"> Any number of creatures, no two of which can be more than 30 ft. apart</text:span></text:p>
      <text:p text:style-name="P2"><text:span text:style-name="T8">This spell functions like </text:span><text:span text:style-name="T10">phantasmal killer</text:span><text:span text:style-name="T8">, except it can affect more than one creature. Only the affected creatures see the phantasmal creatures attacking them, though you see the attackers as shadowy shapes.</text:span></text:p>
      <text:p text:style-name="P2"><text:span text:style-name="T8">If a subject’s Fortitude save succeeds, it still takes 3d6 points of damage and is stunned for 1 round. The subject also takes 1d4 points of temporary Strength damage.</text:span></text:p>
      <text:p text:style-name="P4"/>
      <text:p text:style-name="P2"><text:span text:style-name="T7">Whirlwind</text:span></text:p>
      <text:p text:style-name="P2"><text:span text:style-name="T8">Evocation [Air]</text:span></text:p>
      <text:p text:style-name="P2"><text:soft-page-break/><text:span text:style-name="T9">Level:</text:span><text:span text:style-name="T8"> Air 8, Drd 8</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Long (400 ft. + 40 ft./level)</text:span></text:p>
      <text:p text:style-name="P2"><text:span text:style-name="T9">Effect:</text:span><text:span text:style-name="T8"> Cyclone 10 ft. wide at base, 30 ft. wide at top, and 30 ft. tall</text:span></text:p>
      <text:p text:style-name="P2"><text:span text:style-name="T9">Duration:</text:span><text:span text:style-name="T8"> 1 round/level (D)</text:span></text:p>
      <text:p text:style-name="P2"><text:span text:style-name="T9">Saving Throw:</text:span><text:span text:style-name="T8"> Reflex negates; see text</text:span></text:p>
      <text:p text:style-name="P2"><text:span text:style-name="T9">Spell Resistance:</text:span><text:span text:style-name="T8"> Yes</text:span></text:p>
      <text:p text:style-name="P2"><text:span text:style-name="T8">This spell creates a powerful cyclone of raging wind that moves through the air, along the ground, or over water at a speed of 60 feet per round. You can concentrate on controlling the cyclone’s every movement or specify a simple program. Directing the cyclone’s movement or changing its programmed movement is a standard action for you. The cyclone always moves during your turn. If the cyclone exceeds the spell’s range, it moves in a random, uncontrolled fashion for 1d3 rounds and then dissipates. (You can’t regain control of the cyclone, even if comes back within range.)</text:span></text:p>
      <text:p text:style-name="P2"><text:span text:style-name="T8">Any Large or smaller creature that comes in contact with the spell effect must succeed on a Reflex save or take 3d6 points of damage. A Medium or smaller creature that fails its first save must succeed on a second one or be picked up bodily by the cyclone and held suspended in its powerful winds, taking 1d8 points of damage each round on your turn with no save allowed. You may direct the cyclone to eject any carried creatures whenever you wish, depositing the hapless souls wherever the cyclone happens to be when they are released.</text:span></text:p>
      <text:p text:style-name="P4"/>
      <text:p text:style-name="P2"><text:span text:style-name="T7">Whispering Wind</text:span></text:p>
      <text:p text:style-name="P2"><text:span text:style-name="T8">Transmutation [Air]</text:span></text:p>
      <text:p text:style-name="P2"><text:span text:style-name="T9">Level:</text:span><text:span text:style-name="T8"> Brd 2, Sor/Wiz 2</text:span></text:p>
      <text:p text:style-name="P2"><text:span text:style-name="T9">Components:</text:span><text:span text:style-name="T8"> V, S</text:span></text:p>
      <text:p text:style-name="P2"><text:span text:style-name="T9">Casting Time:</text:span><text:span text:style-name="T8"> 1 standard action</text:span></text:p>
      <text:p text:style-name="P2"><text:span text:style-name="T9">Range:</text:span><text:span text:style-name="T8"> 1 mile/level</text:span></text:p>
      <text:p text:style-name="P2"><text:span text:style-name="T9">Area:</text:span><text:span text:style-name="T8"> 10-ft.-radius spread</text:span></text:p>
      <text:p text:style-name="P2"><text:span text:style-name="T9">Duration:</text:span><text:span text:style-name="T8"> No more than 1 hour/level or until discharged (destination is reached)</text:span></text:p>
      <text:p text:style-name="P2"><text:span text:style-name="T9">Saving Throw:</text:span><text:span text:style-name="T8"> None</text:span></text:p>
      <text:p text:style-name="P2"><text:span text:style-name="T9">Spell Resistance:</text:span><text:span text:style-name="T8"> No</text:span></text:p>
      <text:p text:style-name="P2"><text:soft-page-break/><text:span text:style-name="T8">You send a message or sound on the wind to a designated spot. The </text:span><text:span text:style-name="T10">whispering wind </text:span><text:span text:style-name="T8">travels to a specific location within range that is familiar to you, provided that it can find a way to the location. A </text:span><text:span text:style-name="T10">whispering wind </text:span><text:span text:style-name="T8">is as gentle and unnoticed as a zephyr until it reaches the location. It then delivers its whisper-quiet message or other sound. Note that the message is delivered regardless of whether anyone is present to hear it. The wind then dissipates.</text:span></text:p>
      <text:p text:style-name="P2"><text:span text:style-name="T8">You can prepare the spell to bear a message of no more than twenty-five words, cause the spell to deliver other sounds for 1 round, or merely have the </text:span><text:span text:style-name="T10">whispering wind </text:span><text:span text:style-name="T8">seem to be a faint stirring of the air. You can likewise cause the </text:span><text:span text:style-name="T10">whispering wind </text:span><text:span text:style-name="T8">to move as slowly as 1 mile per hour or as quickly as 1 mile per 10 minutes.</text:span></text:p>
      <text:p text:style-name="P2"><text:span text:style-name="T8">When the spell reaches its objective, it swirls and remains in place until the message is delivered. As with </text:span><text:span text:style-name="T10">magic mouth, whispering wind </text:span><text:span text:style-name="T8">cannot speak verbal components, use command words, or activate magical effects.</text:span></text:p>
      <text:p text:style-name="P4"/>
      <text:p text:style-name="P2"><text:span text:style-name="T7">Wind Walk</text:span></text:p>
      <text:p text:style-name="P2"><text:span text:style-name="T8">Transmutation [Air]</text:span></text:p>
      <text:p text:style-name="P2"><text:span text:style-name="T9">Level:</text:span><text:span text:style-name="T8"> Clr 6, Drd 7</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s:</text:span><text:span text:style-name="T8"> You and one touched creature per three levels</text:span></text:p>
      <text:p text:style-name="P2"><text:span text:style-name="T9">Duration:</text:span><text:span text:style-name="T8"> 1 hour/level (D); see text</text:span></text:p>
      <text:p text:style-name="P2"><text:span text:style-name="T9">Saving Throw:</text:span><text:span text:style-name="T8"> No and Will negates (harmless)</text:span></text:p>
      <text:p text:style-name="P2"><text:span text:style-name="T9">Spell Resistance:</text:span><text:span text:style-name="T8"> No and Yes (harmless)</text:span></text:p>
      <text:p text:style-name="P2"><text:span text:style-name="T8">You alter the substance of your body to a cloudlike vapor (as the </text:span><text:span text:style-name="T10">gaseous form </text:span><text:span text:style-name="T8">spell) and move through the air, possibly at great speed. You can take other creatures with you, each of which acts independently.</text:span></text:p>
      <text:p text:style-name="P2"><text:span text:style-name="T8">Normally, a </text:span><text:span text:style-name="T10">wind walker </text:span><text:span text:style-name="T8">flies at a speed of 10 feet with perfect maneuverability. If desired by the subject, a magical wind wafts a </text:span><text:span text:style-name="T10">wind walker </text:span><text:span text:style-name="T8">along at up to 600 feet per round (60 mph) with poor maneuverability. </text:span><text:span text:style-name="T10">Wind walkers </text:span><text:span text:style-name="T8">are not invisible but rather appear misty and translucent. If fully clothed in white, they are 80% likely to be mistaken for clouds, fog, vapors, or the like.</text:span></text:p>
      <text:p text:style-name="P2"><text:span text:style-name="T8">A </text:span><text:span text:style-name="T10">wind walker </text:span><text:span text:style-name="T8">can regain its physical form as desired and later resume the cloud form. Each change to and from vaporous form takes 5 rounds, which counts toward the duration of the spell (as does any time spent in physical form). As noted above, you can dismiss the spell, and you can even dismiss it for individual wind walkers and not others.</text:span></text:p>
      <text:p text:style-name="P2"><text:span text:style-name="T8">For the last minute of the spell’s duration, a </text:span><text:span text:style-name="T10">wind walker </text:span><text:span text:style-name="T8">in cloud form automatically descends 60 feet per round (for a total of 600 feet), though it may descend faster if it wishes. This descent serves as a warning that the spell is about to end.</text:span></text:p>
      <text:p text:style-name="P4"/>
      <text:p text:style-name="P2"><text:span text:style-name="T7">Wind Wall</text:span></text:p>
      <text:p text:style-name="P2"><text:span text:style-name="T8">Evocation [Air]</text:span></text:p>
      <text:p text:style-name="P2"><text:soft-page-break/><text:span text:style-name="T9">Level:</text:span><text:span text:style-name="T8"> Air 2, Clr 3, Drd 3, Rgr 2, Sor/Wiz 3</text:span></text:p>
      <text:p text:style-name="P2"><text:span text:style-name="T9">Components:</text:span><text:span text:style-name="T8"> V, S, M/DF</text:span></text:p>
      <text:p text:style-name="P2"><text:span text:style-name="T9">Casting Time:</text:span><text:span text:style-name="T8"> 1 standard action</text:span></text:p>
      <text:p text:style-name="P2"><text:span text:style-name="T9">Range: </text:span><text:span text:style-name="T8">Medium (100 ft. + 10 ft./level)</text:span></text:p>
      <text:p text:style-name="P2"><text:span text:style-name="T9">Effect: </text:span><text:span text:style-name="T8">Wall up to 10 ft./level long and 5 ft./level high (S)</text:span></text:p>
      <text:p text:style-name="P2"><text:span text:style-name="T9">Duration:</text:span><text:span text:style-name="T8"> 1 round/level</text:span></text:p>
      <text:p text:style-name="P2"><text:span text:style-name="T9">Saving Throw:</text:span><text:span text:style-name="T8"> None; see text</text:span></text:p>
      <text:p text:style-name="P2"><text:span text:style-name="T9">Spell Resistance:</text:span><text:span text:style-name="T8"> Yes</text:span></text:p>
      <text:p text:style-name="P2"><text:span text:style-name="T8">An invisible vertical curtain of wind appears. It is 2 feet thick and of considerable strength. It is a roaring blast sufficient to blow away any bird smaller than an eagle, or tear papers and similar materials from unsuspecting hands. (A Reflex save allows a creature to maintain its grasp on an object.) Tiny and Small flying creatures cannot pass through the barrier. Loose materials and cloth garments fly upward when caught in a </text:span><text:span text:style-name="T10">wind wall. </text:span><text:span text:style-name="T8">Arrows and bolts are deflected upward and miss, while any other normal ranged weapon passing through the wall has a 30% miss chance. (A giant-thrown boulder, a siege engine projectile, and other massive ranged weapons are not affected.) Gases, most gaseous breath weapons, and creatures in gaseous form cannot pass through the wall (although it is no barrier to incorporeal creatures).</text:span></text:p>
      <text:p text:style-name="P2"><text:span text:style-name="T8">While the wall must be vertical, you can shape it in any continuous path along the ground that you like. It is possible to create cylindrical or square wind walls to enclose specific points. </text:span></text:p>
      <text:p text:style-name="P2"><text:span text:style-name="T10">Arcane Material Component: </text:span><text:span text:style-name="T8">A tiny fan and a feather of exotic origin.</text:span></text:p>
      <text:p text:style-name="P4"/>
      <text:p text:style-name="P2"><text:span text:style-name="T7">Wish</text:span></text:p>
      <text:p text:style-name="P2"><text:span text:style-name="T8">Universal</text:span></text:p>
      <text:p text:style-name="P2"><text:span text:style-name="T9">Level:</text:span><text:span text:style-name="T8"> Sor/Wiz 9</text:span></text:p>
      <text:p text:style-name="P2"><text:span text:style-name="T9">Components:</text:span><text:span text:style-name="T8"> V, XP</text:span></text:p>
      <text:p text:style-name="P2"><text:span text:style-name="T9">Casting Time:</text:span><text:span text:style-name="T8"> 1 standard action</text:span></text:p>
      <text:p text:style-name="P2"><text:span text:style-name="T9">Range:</text:span><text:span text:style-name="T8"> See text</text:span></text:p>
      <text:p text:style-name="P2"><text:span text:style-name="T9">Target, Effect, or Area:</text:span><text:span text:style-name="T8"> See text</text:span></text:p>
      <text:p text:style-name="P2"><text:span text:style-name="T9">Duration:</text:span><text:span text:style-name="T8"> See text</text:span></text:p>
      <text:p text:style-name="P2"><text:span text:style-name="T9">Saving Throw:</text:span><text:span text:style-name="T8"> See text</text:span></text:p>
      <text:p text:style-name="P2"><text:soft-page-break/><text:span text:style-name="T9">Spell Resistance:</text:span><text:span text:style-name="T8"> Yes</text:span></text:p>
      <text:p text:style-name="P2"><text:span text:style-name="T10">Wish </text:span><text:span text:style-name="T8">is the mightiest spell a wizard or sorcerer can cast. By simply speaking aloud, you can alter reality to better suit you.</text:span></text:p>
      <text:p text:style-name="P2"><text:span text:style-name="T8">Even </text:span><text:span text:style-name="T10">wish</text:span><text:span text:style-name="T8">, however, has its limits.</text:span></text:p>
      <text:p text:style-name="P2"><text:span text:style-name="T8">A </text:span><text:span text:style-name="T10">wish </text:span><text:span text:style-name="T8">can produce any one of the following effects.</text:span></text:p>
      <text:p text:style-name="P2"><text:span text:style-name="T7">• </text:span><text:span text:style-name="T8">Duplicate any wizard or sorcerer spell of 8th level or lower, provided the spell is not of a school prohibited to you.</text:span></text:p>
      <text:p text:style-name="P2"><text:span text:style-name="T7">• </text:span><text:span text:style-name="T8">Duplicate any other spell of 6th level or lower, provided the spell is not of a school prohibited to you.</text:span></text:p>
      <text:p text:style-name="P2"><text:span text:style-name="T7">• </text:span><text:span text:style-name="T8">Duplicate any wizard or sorcerer spell of 7th level or lower even if it’s of a prohibited school.</text:span></text:p>
      <text:p text:style-name="P2"><text:span text:style-name="T7">• </text:span><text:span text:style-name="T8">Duplicate any other spell of 5th level or lower even if it’s of a prohibited school. </text:span></text:p>
      <text:p text:style-name="P2"><text:span text:style-name="T7">• </text:span><text:span text:style-name="T8">Undo the harmful effects of many other spells, such as </text:span><text:span text:style-name="T10">geas/quest </text:span><text:span text:style-name="T8">or </text:span><text:span text:style-name="T10">insanity</text:span><text:span text:style-name="T8">.</text:span></text:p>
      <text:p text:style-name="P2"><text:span text:style-name="T7">• </text:span><text:span text:style-name="T8">Create a nonmagical item of up to 25,000 gp in value.</text:span></text:p>
      <text:p text:style-name="P2"><text:span text:style-name="T7">• </text:span><text:span text:style-name="T8">Create a magic item, or add to the powers of an existing magic item.</text:span></text:p>
      <text:p text:style-name="P2"><text:span text:style-name="T7">• </text:span><text:span text:style-name="T8">Grant a creature a +1 inherent bonus to an ability score. Two to five </text:span><text:span text:style-name="T10">wish </text:span><text:span text:style-name="T8">spells cast in immediate succession can grant a creature a +2 to +5 inherent bonus to an ability score (two wishes for a +2 inherent bonus, three for a +3 inherent bonus, and so on). Inherent bonuses are instantaneous, so they cannot be dispelled. </text:span><text:span text:style-name="T10">Note: </text:span><text:span text:style-name="T8">An inherent bonus may not exceed +5 for a single ability score, and inherent bonuses to a particular ability score do not stack, so only the best one applies.</text:span></text:p>
      <text:p text:style-name="P2"><text:span text:style-name="T7">• </text:span><text:span text:style-name="T8">Remove injuries and afflictions. A single </text:span><text:span text:style-name="T10">wish </text:span><text:span text:style-name="T8">can aid one creature per caster level, and all subjects are cured of the same kind of affliction. For example, you could heal all the damage you and your companions have taken, or remove all poison effects from everyone in the party, but not do both with the same </text:span><text:span text:style-name="T10">wish</text:span><text:span text:style-name="T8">. A </text:span><text:span text:style-name="T10">wish </text:span><text:span text:style-name="T8">can never restore the experience point loss from casting a spell or the level or Constitution loss from being raised from the dead.</text:span></text:p>
      <text:p text:style-name="P2"><text:span text:style-name="T7">• </text:span><text:span text:style-name="T8">Revive the dead. A </text:span><text:span text:style-name="T10">wish </text:span><text:span text:style-name="T8">can bring a dead creature back to life by duplicating a </text:span><text:span text:style-name="T10">resurrection </text:span><text:span text:style-name="T8">spell. A </text:span><text:span text:style-name="T10">wish </text:span><text:span text:style-name="T8">can revive a dead creature whose body has been destroyed, but the task takes two </text:span><text:span text:style-name="T10">wishes, </text:span><text:span text:style-name="T8">one to recreate the body and another to infuse the body with life again. A </text:span><text:span text:style-name="T10">wish </text:span><text:span text:style-name="T8">cannot prevent a character who was brought back to life from losing an experience level.</text:span></text:p>
      <text:p text:style-name="P2"><text:span text:style-name="T7">• </text:span><text:span text:style-name="T8">Transport travelers. A </text:span><text:span text:style-name="T10">wish </text:span><text:span text:style-name="T8">can lift one creature per caster level from anywhere on any plane and place those creatures anywhere else on any plane regardless of local conditions. An unwilling target gets a Will save to negate the effect, and spell resistance (if any) applies.</text:span></text:p>
      <text:p text:style-name="P2"><text:span text:style-name="T7">• </text:span><text:span text:style-name="T8">Undo misfortune. A </text:span><text:span text:style-name="T10">wish </text:span><text:span text:style-name="T8">can undo a single recent event. The </text:span><text:span text:style-name="T10">wish </text:span><text:span text:style-name="T8">forces a reroll of any roll made within the last round (including your last turn). Reality reshapes itself to accommodate the new result. For example, a </text:span><text:span text:style-name="T10">wish </text:span><text:span text:style-name="T8">could undo an opponent’s successful save, a foe’s successful critical hit (either the attack roll or the critical roll), a friend’s failed save, and so on. The reroll, however, may be as bad as or worse than the original roll. An unwilling target gets a Will save to negate the effect, and spell resistance (if any) applies.</text:span></text:p>
      <text:p text:style-name="P2"><text:span text:style-name="T8">You may try to use a </text:span><text:span text:style-name="T10">wish </text:span><text:span text:style-name="T8">to produce greater effects than these, but doing so is dangerous. (The </text:span><text:span text:style-name="T10">wish </text:span><text:span text:style-name="T8">may pervert your intent into a literal but undesirable fulfillment or only a partial fulfillment.)</text:span></text:p>
      <text:p text:style-name="P2"><text:span text:style-name="T8">Duplicated spells allow saves and spell resistance as normal (but save DCs are for 9th-level spells).</text:span></text:p>
      <text:p text:style-name="P2"><text:span text:style-name="T10">Material Component: </text:span><text:span text:style-name="T8">When a </text:span><text:span text:style-name="T10">wish </text:span><text:span text:style-name="T8">duplicates a spell with a material component that costs more than 10,000 gp, you must provide that component.</text:span></text:p>
      <text:p text:style-name="P2"><text:span text:style-name="T10">XP Cost: </text:span><text:span text:style-name="T8">The minimum XP cost for casting </text:span><text:span text:style-name="T10">wish </text:span><text:span text:style-name="T8">is 5,000 XP. When a </text:span><text:span text:style-name="T10">wish </text:span><text:span text:style-name="T8">duplicates a spell that has an XP cost, you must pay 5,000 XP or that cost, whichever is more. When a </text:span><text:span text:style-name="T10">wish </text:span><text:span text:style-name="T8">creates or improves a magic item, you must pay twice the normal XP cost for crafting or improving the item, plus an additional 5,000 XP.</text:span></text:p>
      <text:p text:style-name="P4"/>
      <text:p text:style-name="P2"><text:soft-page-break/><text:span text:style-name="T7">Wood Shape</text:span></text:p>
      <text:p text:style-name="P2"><text:span text:style-name="T8">Transmutation</text:span></text:p>
      <text:p text:style-name="P2"><text:span text:style-name="T9">Level:</text:span><text:span text:style-name="T8"> Drd 2</text:span></text:p>
      <text:p text:style-name="P2"><text:span text:style-name="T9">Components:</text:span><text:span text:style-name="T8"> V, S, DF</text:span></text:p>
      <text:p text:style-name="P2"><text:span text:style-name="T9">Casting Time:</text:span><text:span text:style-name="T8"> 1 standard action</text:span></text:p>
      <text:p text:style-name="P2"><text:span text:style-name="T9">Range:</text:span><text:span text:style-name="T8"> Touch</text:span></text:p>
      <text:p text:style-name="P2"><text:span text:style-name="T9">Target:</text:span><text:span text:style-name="T8"> One touched piece of wood no larger than 10 cu. ft. + 1 cu. ft./level</text:span></text:p>
      <text:p text:style-name="P2"><text:span text:style-name="T9">Duration:</text:span><text:span text:style-name="T8"> Instantaneous</text:span></text:p>
      <text:p text:style-name="P2"><text:span text:style-name="T9">Saving Throw: </text:span><text:span text:style-name="T8">Will negates (object)</text:span></text:p>
      <text:p text:style-name="P2"><text:span text:style-name="T9">Spell Resistance:</text:span><text:span text:style-name="T8"> Yes (object)</text:span></text:p>
      <text:p text:style-name="P2"><text:span text:style-name="T8">W</text:span><text:span text:style-name="T10">ood shape </text:span><text:span text:style-name="T8">enables you to form one existing piece of wood into any shape that suits your purpose. While it is possible to make crude coffers, doors, and so forth, fine detail isn’t possible. There is a 30% chance that any shape that includes moving parts simply doesn’t work.</text:span></text:p>
      <text:p text:style-name="P4"/>
      <text:p text:style-name="P2"><text:span text:style-name="T7">Word of Chaos</text:span></text:p>
      <text:p text:style-name="P2"><text:span text:style-name="T8">Evocation [Chaotic, Sonic]</text:span></text:p>
      <text:p text:style-name="P2"><text:span text:style-name="T9">Level:</text:span><text:span text:style-name="T8"> Chaos 7, Clr 7</text:span></text:p>
      <text:p text:style-name="P2"><text:span text:style-name="T9">Components:</text:span><text:span text:style-name="T8"> V</text:span></text:p>
      <text:p text:style-name="P2"><text:span text:style-name="T9">Casting Time:</text:span><text:span text:style-name="T8"> 1 standard action</text:span></text:p>
      <text:p text:style-name="P2"><text:span text:style-name="T9">Range:</text:span><text:span text:style-name="T8"> 40 ft.</text:span></text:p>
      <text:p text:style-name="P2"><text:span text:style-name="T9">Area:</text:span><text:span text:style-name="T8"> Nonchaotic creatures in a 40-ft.- radius spread centered on you</text:span></text:p>
      <text:p text:style-name="P2"><text:span text:style-name="T9">Duration:</text:span><text:span text:style-name="T8"> Instantaneous</text:span></text:p>
      <text:p text:style-name="P2"><text:span text:style-name="T9">Saving Throw:</text:span><text:span text:style-name="T8"> None or Will negates; see text</text:span></text:p>
      <text:p text:style-name="P2"><text:soft-page-break/><text:span text:style-name="T9">Spell Resistance:</text:span><text:span text:style-name="T8"> Yes</text:span></text:p>
      <text:p text:style-name="P2"><text:span text:style-name="T8">Any nonchaotic creature within the area who hears the </text:span><text:span text:style-name="T10">word of chaos </text:span><text:span text:style-name="T8">suffers the following ill effects.</text:span></text:p>
      <text:p text:style-name="P2"><text:span text:style-name="T8">The effects are cumulative and concurrent. No saving throw is allowed against these effects.</text:span></text:p>
      <text:p text:style-name="P2"><text:span text:style-name="T10">Deafened: </text:span><text:span text:style-name="T8">The creature is deafened for 1d4 rounds.</text:span></text:p>
      <text:p text:style-name="P2"><text:span text:style-name="T10">Stunned: </text:span><text:span text:style-name="T8">The creature is stunned for 1 round.</text:span></text:p>
      <text:p text:style-name="P2"><text:span text:style-name="T10">Confused: </text:span><text:span text:style-name="T8">The creature is </text:span><text:span text:style-name="T10">confused, </text:span><text:span text:style-name="T8">as by the </text:span><text:span text:style-name="T10">confusion </text:span><text:span text:style-name="T8">spell, for 1d10 minutes. This is a mind-affecting enchantment effect.</text:span></text:p>
      <text:p text:style-name="P2"><text:span text:style-name="T10">Killed: </text:span><text:span text:style-name="T8">Living creatures die. Undead creatures are destroyed.</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3">HD</text:span></text:p>
          </table:table-cell>
          <table:table-cell table:style-name="Table3.A1" office:value-type="string">
            <text:p text:style-name="P5"><text:span text:style-name="T3">Effect</text:span></text:p>
          </table:table-cell>
        </table:table-row>
        <table:table-row table:style-name="Table3.1">
          <table:table-cell table:style-name="Table3.A2" office:value-type="string">
            <text:p text:style-name="P5"><text:span text:style-name="T4">Equal to caster level</text:span></text:p>
          </table:table-cell>
          <table:table-cell table:style-name="Table3.A2" office:value-type="string">
            <text:p text:style-name="P5"><text:span text:style-name="T4">Deafened</text:span></text:p>
          </table:table-cell>
        </table:table-row>
        <table:table-row table:style-name="Table3.1">
          <table:table-cell table:style-name="Table3.A2" office:value-type="string">
            <text:p text:style-name="P2"><text:span text:style-name="T4">Up to caster level –1</text:span></text:p>
          </table:table-cell>
          <table:table-cell table:style-name="Table3.A2" office:value-type="string">
            <text:p text:style-name="P2"><text:span text:style-name="T4">Stunned, deafened</text:span></text:p>
          </table:table-cell>
        </table:table-row>
        <table:table-row table:style-name="Table3.1">
          <table:table-cell table:style-name="Table3.A2" office:value-type="string">
            <text:p text:style-name="P2"><text:span text:style-name="T4">Up to caster level –5</text:span></text:p>
          </table:table-cell>
          <table:table-cell table:style-name="Table3.A2" office:value-type="string">
            <text:p text:style-name="P2"><text:span text:style-name="T5">Confused</text:span><text:span text:style-name="T4">, stunned, deafened</text:span></text:p>
          </table:table-cell>
        </table:table-row>
        <table:table-row table:style-name="Table3.1">
          <table:table-cell table:style-name="Table3.A5" office:value-type="string">
            <text:p text:style-name="P5"><text:span text:style-name="T4">Up to caster level –10</text:span></text:p>
          </table:table-cell>
          <table:table-cell table:style-name="Table3.A5" office:value-type="string">
            <text:p text:style-name="P5"><text:span text:style-name="T4">Killed, </text:span><text:span text:style-name="T5">confused</text:span><text:span text:style-name="T4">, stunned, deafened</text:span></text:p>
          </table:table-cell>
        </table:table-row>
      </table:table>
      <text:p text:style-name="P2"><text:span text:style-name="T8">Furthermore, if you are on your home plane when you cast this spell, nonchaotic extraplanar creatures within the area are instantly banished back to their home planes. Creatures so banished cannot return for at least 24 hours. This effect takes place regardless of whether the creatures hear the </text:span><text:span text:style-name="T10">word of chaos. </text:span><text:span text:style-name="T8">The banishment effect allows a Will save (at a –4 penalty) to negate.</text:span></text:p>
      <text:p text:style-name="P2"><text:span text:style-name="T8">Creatures whose HD exceed your caster level are unaffected by </text:span><text:span text:style-name="T10">word of chaos.</text:span></text:p>
      <text:p text:style-name="P4"/>
      <text:p text:style-name="P2"><text:span text:style-name="T7">Word of Recall</text:span></text:p>
      <text:p text:style-name="P2"><text:span text:style-name="T8">Conjuration (Teleportation)</text:span></text:p>
      <text:p text:style-name="P2"><text:span text:style-name="T9">Level:</text:span><text:span text:style-name="T8"> Clr 6, Drd 8</text:span></text:p>
      <text:p text:style-name="P2"><text:span text:style-name="T9">Components:</text:span><text:span text:style-name="T8"> V</text:span></text:p>
      <text:p text:style-name="P2"><text:span text:style-name="T9">Casting Time:</text:span><text:span text:style-name="T8"> 1 standard action</text:span></text:p>
      <text:p text:style-name="P2"><text:span text:style-name="T9">Range:</text:span><text:span text:style-name="T8"> Unlimited</text:span></text:p>
      <text:p text:style-name="P2"><text:soft-page-break/><text:span text:style-name="T9">Target:</text:span><text:span text:style-name="T8"> You and touched objects or other willing creatures</text:span></text:p>
      <text:p text:style-name="P2"><text:span text:style-name="T9">Duration:</text:span><text:span text:style-name="T8"> Instantaneous</text:span></text:p>
      <text:p text:style-name="P2"><text:span text:style-name="T9">Saving Throw:</text:span><text:span text:style-name="T8"> None or Will negates (harmless, object)</text:span></text:p>
      <text:p text:style-name="P2"><text:span text:style-name="T9">Spell Resistance:</text:span><text:span text:style-name="T8"> No or Yes (harmless, object)</text:span></text:p>
      <text:p text:style-name="P2"><text:span text:style-name="T10">Word of recall </text:span><text:span text:style-name="T8">teleports you instantly back to your sanctuary when the word is uttered. You must designate the sanctuary when you prepare the spell, and it must be a very familiar place. The actual point of arrival is a designated area no larger than 10 feet by 10 feet. You can be transported any distance within a plane but cannot travel between planes. You can transport, in addition to yourself, any objects you carry, as long as their weight doesn’t exceed your maximum load. You may also bring one additional willing Medium or smaller creature (carrying gear or objects up to its maximum load) or its equivalent per three caster levels. A Large creature counts as two Medium creatures, a Huge creature counts as two Large creatures, and so forth. All creatures to be transported must be in contact with one another, and at least one of those creatures must be in contact with you. Exceeding this limit causes the spell to fail.</text:span></text:p>
      <text:p text:style-name="P2"><text:span text:style-name="T8">An unwilling creature can’t be teleported by </text:span><text:span text:style-name="T10">word of recall. </text:span><text:span text:style-name="T8">Likewise, a creature’s Will save (or spell resistance) prevents items in its possession from being teleported. Unattended, nonmagical objects receive no saving throw.</text:span></text:p>
      <text:p text:style-name="P4"/>
      <text:p text:style-name="P2"><text:span text:style-name="T7">Zone of Silence</text:span></text:p>
      <text:p text:style-name="P2"><text:span text:style-name="T8">Illusion (Glamer)</text:span></text:p>
      <text:p text:style-name="P2"><text:span text:style-name="T9">Level:</text:span><text:span text:style-name="T8"> Brd 4</text:span></text:p>
      <text:p text:style-name="P2"><text:span text:style-name="T9">Components:</text:span><text:span text:style-name="T8"> V, S</text:span></text:p>
      <text:p text:style-name="P2"><text:span text:style-name="T9">Casting Time:</text:span><text:span text:style-name="T8"> 1 round</text:span></text:p>
      <text:p text:style-name="P2"><text:span text:style-name="T9">Range:</text:span><text:span text:style-name="T8"> Personal</text:span></text:p>
      <text:p text:style-name="P2"><text:span text:style-name="T9">Area:</text:span><text:span text:style-name="T8"> 5-ft.-radius emanation centered on you</text:span></text:p>
      <text:p text:style-name="P2"><text:span text:style-name="T9">Duration:</text:span><text:span text:style-name="T8"> 1 hour/level (D)</text:span></text:p>
      <text:p text:style-name="P2"><text:span text:style-name="T8">By casting </text:span><text:span text:style-name="T10">zone of silence</text:span><text:span text:style-name="T8">, you manipulate sound waves in your immediate vicinity so that you and those within the spell’s area can converse normally, yet no one outside can hear your voices or any other noises from within, including language-dependent or sonic spell effects. This effect is centered on you and moves with you. Anyone who enters the zone immediately becomes subject to its effects, but those who leave are no longer affected. Note, however, that a successful Spot check to read lips can still reveal what’s said inside a </text:span><text:span text:style-name="T10">zone of silence.</text:span></text:p>
      <text:p text:style-name="P4"/>
      <text:p text:style-name="P2"><text:span text:style-name="T7">Zone of Truth</text:span></text:p>
      <text:p text:style-name="P2"><text:span text:style-name="T8">Enchantment (Compulsion) [Mind-Affecting]</text:span></text:p>
      <text:p text:style-name="P2"><text:span text:style-name="T9">Level:</text:span><text:span text:style-name="T8"> Clr 2, Pal 2</text:span></text:p>
      <text:p text:style-name="P2"><text:span text:style-name="T9">Components:</text:span><text:span text:style-name="T8"> V, S, DF</text:span></text:p>
      <text:p text:style-name="P2"><text:soft-page-break/><text:span text:style-name="T9">Casting Time:</text:span><text:span text:style-name="T8"> 1 standard action</text:span></text:p>
      <text:p text:style-name="P2"><text:span text:style-name="T9">Range:</text:span><text:span text:style-name="T8"> Close (25 ft. + 5 ft./2 levels)</text:span></text:p>
      <text:p text:style-name="P2"><text:span text:style-name="T9">Area:</text:span><text:span text:style-name="T8"> 20-ft.-radius emanation</text:span></text:p>
      <text:p text:style-name="P2"><text:span text:style-name="T9">Duration:</text:span><text:span text:style-name="T8"> 1 min./level</text:span></text:p>
      <text:p text:style-name="P2"><text:span text:style-name="T9">Saving Throw: </text:span><text:span text:style-name="T8">Will negates</text:span></text:p>
      <text:p text:style-name="P2"><text:span text:style-name="T9">Spell Resistance:</text:span><text:span text:style-name="T8"> Yes</text:span></text:p>
      <text:p text:style-name="P2"><text:span text:style-name="T8">Creatures within the emanation area (or those who enter it) can’t speak any deliberate and intentional lies. Each potentially affected creature is allowed a save to avoid the effects when the spell is cast or when the creature first enters the emanation area. Affected creatures are aware of this enchantment. Therefore, they may avoid answering questions to which they would normally respond with a lie, or they may be evasive as long as they remain within the boundaries of the truth. Creatures who leave the area are free to speak as they cho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 chapter begins with the spell lists of the spellcasting</dc:title>
    <meta:initial-creator>AKSmith</meta:initial-creator>
    <meta:creation-date>2003-07-01T14:52:00</meta:creation-date>
    <dc:date>2003-10-22T13:22:00</dc:date>
    <meta:editing-cycles>5</meta:editing-cycles>
    <meta:editing-duration>PT5S</meta:editing-duration>
    <meta:document-statistic meta:table-count="3" meta:image-count="0" meta:object-count="0" meta:page-count="41" meta:paragraph-count="822" meta:word-count="12644" meta:character-count="72739" meta:non-whitespace-character-count="60926"/>
    <meta:generator>LibreOffice/5.4.6.2$Linux_X86_64 LibreOffice_project/40m0$Build-2</meta:generator>
    <meta:user-defined meta:name="Company">Wizards of the Coast</meta:user-defined>
    <meta:user-defined meta:name="Operator">AKSmith</meta:user-defined>
  </office:meta>
</office:document-meta>
</file>